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0.688cm"/>
    </style:style>
    <style:style style:name="Table19.B" style:family="table-column">
      <style:table-column-properties style:column-width="4.419cm"/>
    </style:style>
    <style:style style:name="Table19.C" style:family="table-column">
      <style:table-column-properties style:column-width="11.906cm"/>
    </style:style>
    <style:style style:name="Table19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9.C1" style:family="table-cell">
      <style:table-cell-properties fo:background-color="#dddddd" fo:padding="0.097cm" fo:border="0.05pt solid #808080">
        <style:background-image/>
      </style:table-cell-properties>
    </style:style>
    <style:style style:name="Table19.A2" style:family="table-cell">
      <style:table-cell-properties fo:background-color="#eeeeee" fo:padding="0.097cm" fo:border-left="0.05pt solid #808080" fo:border-right="none" fo:border-top="none" fo:border-bottom="0.05pt solid #808080">
        <style:background-image/>
      </style:table-cell-properties>
    </style:style>
    <style:style style:name="Table19.B2" style:family="table-cell">
      <style:table-cell-properties fo:padding="0.097cm" fo:border-left="0.05pt solid #808080" fo:border-right="none" fo:border-top="none" fo:border-bottom="0.05pt solid #808080"/>
    </style:style>
    <style:style style:name="Table1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3" style:family="table-cell">
      <style:table-cell-properties fo:padding="0.097cm" fo:border-left="0.05pt solid #808080" fo:border-right="none" fo:border-top="none" fo:border-bottom="0.05pt solid #808080"/>
    </style:style>
    <style:style style:name="Table19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4" style:family="table-cell">
      <style:table-cell-properties fo:padding="0.097cm" fo:border-left="0.05pt solid #808080" fo:border-right="none" fo:border-top="none" fo:border-bottom="0.05pt solid #808080"/>
    </style:style>
    <style:style style:name="Table19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5" style:family="table-cell">
      <style:table-cell-properties fo:padding="0.097cm" fo:border-left="0.05pt solid #808080" fo:border-right="none" fo:border-top="none" fo:border-bottom="0.05pt solid #808080"/>
    </style:style>
    <style:style style:name="Table19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6" style:family="table-cell">
      <style:table-cell-properties fo:padding="0.097cm" fo:border-left="0.05pt solid #808080" fo:border-right="none" fo:border-top="none" fo:border-bottom="0.05pt solid #808080"/>
    </style:style>
    <style:style style:name="Table19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7" style:family="table-cell">
      <style:table-cell-properties fo:padding="0.097cm" fo:border-left="0.05pt solid #808080" fo:border-right="none" fo:border-top="none" fo:border-bottom="0.05pt solid #808080"/>
    </style:style>
    <style:style style:name="Table19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8" style:family="table-cell">
      <style:table-cell-properties fo:padding="0.097cm" fo:border-left="0.05pt solid #808080" fo:border-right="none" fo:border-top="none" fo:border-bottom="0.05pt solid #808080"/>
    </style:style>
    <style:style style:name="Table19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9" style:family="table-cell">
      <style:table-cell-properties fo:padding="0.097cm" fo:border-left="0.05pt solid #808080" fo:border-right="none" fo:border-top="none" fo:border-bottom="0.05pt solid #808080"/>
    </style:style>
    <style:style style:name="Table19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17cm" style:rel-column-width="65535*"/>
    </style:style>
    <style:style style:name="Table37.A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A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17cm" style:rel-column-width="65535*"/>
    </style:style>
    <style:style style:name="Table40.A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17cm" style:rel-column-width="65535*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6.B1" style:family="table-cell">
      <style:table-cell-properties fo:background-color="#dddddd" fo:padding="0.097cm" fo:border="0.05pt solid #b2b2b2">
        <style:background-image/>
      </style:table-cell-properties>
    </style:style>
    <style:style style:name="Table36.A2" style:family="table-cell">
      <style:table-cell-properties fo:padding="0.097cm" fo:border-left="0.05pt solid #b2b2b2" fo:border-right="none" fo:border-top="none" fo:border-bottom="0.05pt solid #b2b2b2"/>
    </style:style>
    <style:style style:name="Table36.B2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3" style:family="table-cell">
      <style:table-cell-properties fo:padding="0.097cm" fo:border-left="0.05pt solid #b2b2b2" fo:border-right="none" fo:border-top="none" fo:border-bottom="0.05pt solid #b2b2b2"/>
    </style:style>
    <style:style style:name="Table36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4" style:family="table-cell">
      <style:table-cell-properties fo:padding="0.097cm" fo:border-left="0.05pt solid #b2b2b2" fo:border-right="none" fo:border-top="none" fo:border-bottom="0.05pt solid #b2b2b2"/>
    </style:style>
    <style:style style:name="Table36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5" style:family="table-cell">
      <style:table-cell-properties fo:padding="0.097cm" fo:border-left="0.05pt solid #b2b2b2" fo:border-right="none" fo:border-top="none" fo:border-bottom="0.05pt solid #b2b2b2"/>
    </style:style>
    <style:style style:name="Table36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6" style:family="table-cell">
      <style:table-cell-properties fo:padding="0.097cm" fo:border-left="0.05pt solid #b2b2b2" fo:border-right="none" fo:border-top="none" fo:border-bottom="0.05pt solid #b2b2b2"/>
    </style:style>
    <style:style style:name="Table36.B6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7" style:family="table-cell">
      <style:table-cell-properties fo:padding="0.097cm" fo:border-left="0.05pt solid #b2b2b2" fo:border-right="none" fo:border-top="none" fo:border-bottom="0.05pt solid #b2b2b2"/>
    </style:style>
    <style:style style:name="Table36.B7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1b189a" officeooo:paragraph-rsid="001b189a"/>
    </style:style>
    <style:style style:name="P2" style:family="paragraph" style:parent-style-name="Standard">
      <style:text-properties officeooo:rsid="001b189a" officeooo:paragraph-rsid="004258e0"/>
    </style:style>
    <style:style style:name="P3" style:family="paragraph" style:parent-style-name="Standard">
      <style:text-properties officeooo:rsid="001d4fdf" officeooo:paragraph-rsid="001d4fdf"/>
    </style:style>
    <style:style style:name="P4" style:family="paragraph" style:parent-style-name="Standard">
      <style:text-properties officeooo:rsid="001e17de" officeooo:paragraph-rsid="001fd95d"/>
    </style:style>
    <style:style style:name="P5" style:family="paragraph" style:parent-style-name="Standard">
      <style:text-properties officeooo:rsid="001fd95d" officeooo:paragraph-rsid="001fd95d"/>
    </style:style>
    <style:style style:name="P6" style:family="paragraph" style:parent-style-name="Standard">
      <style:text-properties officeooo:rsid="001fd95d" officeooo:paragraph-rsid="003e4dd7"/>
    </style:style>
    <style:style style:name="P7" style:family="paragraph" style:parent-style-name="Standard">
      <style:text-properties officeooo:rsid="002124cc" officeooo:paragraph-rsid="002124cc"/>
    </style:style>
    <style:style style:name="P8" style:family="paragraph" style:parent-style-name="Standard">
      <style:text-properties officeooo:rsid="002714c8" officeooo:paragraph-rsid="002714c8"/>
    </style:style>
    <style:style style:name="P9" style:family="paragraph" style:parent-style-name="Standard">
      <style:text-properties officeooo:rsid="0028866a" officeooo:paragraph-rsid="002714c8"/>
    </style:style>
    <style:style style:name="P10" style:family="paragraph" style:parent-style-name="Standard">
      <style:text-properties officeooo:rsid="0028866a" officeooo:paragraph-rsid="0028866a"/>
    </style:style>
    <style:style style:name="P11" style:family="paragraph" style:parent-style-name="Standard">
      <style:text-properties officeooo:rsid="002bcbdc" officeooo:paragraph-rsid="002bcbdc"/>
    </style:style>
    <style:style style:name="P12" style:family="paragraph" style:parent-style-name="Standard">
      <style:text-properties officeooo:rsid="002f3731" officeooo:paragraph-rsid="002f3731"/>
    </style:style>
    <style:style style:name="P13" style:family="paragraph" style:parent-style-name="Standard">
      <style:text-properties officeooo:rsid="002f3731" officeooo:paragraph-rsid="0033d8f1"/>
    </style:style>
    <style:style style:name="P14" style:family="paragraph" style:parent-style-name="Standard">
      <style:text-properties officeooo:rsid="002f3731" officeooo:paragraph-rsid="00573c34"/>
    </style:style>
    <style:style style:name="P15" style:family="paragraph" style:parent-style-name="Standard">
      <style:text-properties officeooo:rsid="00315593" officeooo:paragraph-rsid="00315593"/>
    </style:style>
    <style:style style:name="P16" style:family="paragraph" style:parent-style-name="Standard">
      <style:text-properties officeooo:rsid="003b85af" officeooo:paragraph-rsid="003b85af"/>
    </style:style>
    <style:style style:name="P17" style:family="paragraph" style:parent-style-name="Standard">
      <style:text-properties officeooo:rsid="003e4dd7" officeooo:paragraph-rsid="003e4dd7"/>
    </style:style>
    <style:style style:name="P18" style:family="paragraph" style:parent-style-name="Standard">
      <style:text-properties officeooo:rsid="00477a2d" officeooo:paragraph-rsid="0048a6c3"/>
    </style:style>
    <style:style style:name="P19" style:family="paragraph" style:parent-style-name="Standard">
      <style:text-properties officeooo:paragraph-rsid="00477a2d"/>
    </style:style>
    <style:style style:name="P20" style:family="paragraph" style:parent-style-name="Standard">
      <style:text-properties officeooo:rsid="004c0d78" officeooo:paragraph-rsid="004c0d78"/>
    </style:style>
    <style:style style:name="P21" style:family="paragraph" style:parent-style-name="Standard">
      <style:text-properties officeooo:rsid="00469f36" officeooo:paragraph-rsid="00469f36"/>
    </style:style>
    <style:style style:name="P22" style:family="paragraph" style:parent-style-name="Standard">
      <style:text-properties officeooo:paragraph-rsid="004e28ab"/>
    </style:style>
    <style:style style:name="P23" style:family="paragraph" style:parent-style-name="Standard">
      <style:text-properties officeooo:paragraph-rsid="004f3bd3"/>
    </style:style>
    <style:style style:name="P24" style:family="paragraph" style:parent-style-name="Standard">
      <style:text-properties officeooo:rsid="0052bc03" officeooo:paragraph-rsid="0052bc03"/>
    </style:style>
    <style:style style:name="P25" style:family="paragraph" style:parent-style-name="Standard">
      <style:text-properties officeooo:rsid="004d5253" officeooo:paragraph-rsid="004d5253"/>
    </style:style>
    <style:style style:name="P26" style:family="paragraph" style:parent-style-name="Standard">
      <style:text-properties officeooo:paragraph-rsid="0050ccf0"/>
    </style:style>
    <style:style style:name="P27" style:family="paragraph" style:parent-style-name="Standard">
      <style:text-properties officeooo:rsid="00573c34" officeooo:paragraph-rsid="00573c34"/>
    </style:style>
    <style:style style:name="P28" style:family="paragraph" style:parent-style-name="Standard">
      <style:text-properties officeooo:paragraph-rsid="00573c34"/>
    </style:style>
    <style:style style:name="P29" style:family="paragraph" style:parent-style-name="Standard">
      <style:text-properties officeooo:rsid="00371db0" officeooo:paragraph-rsid="00371db0"/>
    </style:style>
    <style:style style:name="P30" style:family="paragraph" style:parent-style-name="Standard">
      <style:text-properties officeooo:rsid="00592a68" officeooo:paragraph-rsid="00592a68"/>
    </style:style>
    <style:style style:name="P31" style:family="paragraph" style:parent-style-name="Standard">
      <style:text-properties officeooo:paragraph-rsid="005cd78d"/>
    </style:style>
    <style:style style:name="P32" style:family="paragraph" style:parent-style-name="Standard">
      <style:text-properties officeooo:rsid="005f330d" officeooo:paragraph-rsid="0060e677"/>
    </style:style>
    <style:style style:name="P33" style:family="paragraph" style:parent-style-name="Standard">
      <style:text-properties officeooo:paragraph-rsid="0060e677"/>
    </style:style>
    <style:style style:name="P34" style:family="paragraph" style:parent-style-name="Standard">
      <style:text-properties officeooo:paragraph-rsid="00669743"/>
    </style:style>
    <style:style style:name="P35" style:family="paragraph" style:parent-style-name="Standard">
      <style:text-properties officeooo:rsid="006d684b" officeooo:paragraph-rsid="006ede9b"/>
    </style:style>
    <style:style style:name="P36" style:family="paragraph" style:parent-style-name="Standard">
      <style:text-properties officeooo:paragraph-rsid="006ede9b"/>
    </style:style>
    <style:style style:name="P37" style:family="paragraph" style:parent-style-name="Standard">
      <style:text-properties officeooo:paragraph-rsid="006f1574"/>
    </style:style>
    <style:style style:name="P38" style:family="paragraph" style:parent-style-name="Standard">
      <style:text-properties officeooo:rsid="00771a2e" officeooo:paragraph-rsid="00771a2e"/>
    </style:style>
    <style:style style:name="P39" style:family="paragraph" style:parent-style-name="Standard">
      <style:text-properties officeooo:paragraph-rsid="007f5e33"/>
    </style:style>
    <style:style style:name="P40" style:family="paragraph" style:parent-style-name="Standard">
      <style:text-properties officeooo:paragraph-rsid="0081d6c5"/>
    </style:style>
    <style:style style:name="P41" style:family="paragraph" style:parent-style-name="Standard">
      <style:text-properties officeooo:rsid="008bb05e" officeooo:paragraph-rsid="008bb05e"/>
    </style:style>
    <style:style style:name="P42" style:family="paragraph" style:parent-style-name="Standard">
      <style:text-properties officeooo:rsid="008bb05e" officeooo:paragraph-rsid="00ab48df"/>
    </style:style>
    <style:style style:name="P43" style:family="paragraph" style:parent-style-name="Standard">
      <style:text-properties officeooo:rsid="00880f3f" officeooo:paragraph-rsid="008eb3d4"/>
    </style:style>
    <style:style style:name="P44" style:family="paragraph" style:parent-style-name="Standard">
      <style:text-properties officeooo:paragraph-rsid="008eb3d4"/>
    </style:style>
    <style:style style:name="P45" style:family="paragraph" style:parent-style-name="Standard">
      <style:text-properties officeooo:paragraph-rsid="0094d547"/>
    </style:style>
    <style:style style:name="P46" style:family="paragraph" style:parent-style-name="Standard">
      <style:text-properties officeooo:paragraph-rsid="009cf514"/>
    </style:style>
    <style:style style:name="P47" style:family="paragraph" style:parent-style-name="Standard">
      <style:text-properties officeooo:rsid="009dce3d" officeooo:paragraph-rsid="009dce3d"/>
    </style:style>
    <style:style style:name="P48" style:family="paragraph" style:parent-style-name="Standard">
      <style:text-properties officeooo:rsid="009dce3d" officeooo:paragraph-rsid="009f1b4a"/>
    </style:style>
    <style:style style:name="P49" style:family="paragraph" style:parent-style-name="Standard">
      <style:text-properties officeooo:paragraph-rsid="009f1b4a"/>
    </style:style>
    <style:style style:name="P50" style:family="paragraph" style:parent-style-name="Standard">
      <style:text-properties officeooo:paragraph-rsid="00a40246"/>
    </style:style>
    <style:style style:name="P51" style:family="paragraph" style:parent-style-name="Standard">
      <style:text-properties officeooo:paragraph-rsid="00a53f37"/>
    </style:style>
    <style:style style:name="P52" style:family="paragraph" style:parent-style-name="Standard">
      <style:text-properties officeooo:rsid="00ab48df" officeooo:paragraph-rsid="00ab48df"/>
    </style:style>
    <style:style style:name="P53" style:family="paragraph" style:parent-style-name="Standard">
      <style:text-properties officeooo:paragraph-rsid="00b6751d"/>
    </style:style>
    <style:style style:name="P54" style:family="paragraph" style:parent-style-name="Table_20_Contents">
      <style:text-properties officeooo:rsid="002f3731" officeooo:paragraph-rsid="002f3731"/>
    </style:style>
    <style:style style:name="P55" style:family="paragraph" style:parent-style-name="Table_20_Contents">
      <style:text-properties officeooo:rsid="002f3731" officeooo:paragraph-rsid="003e4dd7"/>
    </style:style>
    <style:style style:name="P56" style:family="paragraph" style:parent-style-name="Table_20_Contents">
      <style:text-properties officeooo:rsid="002f3731" officeooo:paragraph-rsid="004258e0"/>
    </style:style>
    <style:style style:name="P57" style:family="paragraph" style:parent-style-name="Table_20_Contents">
      <style:text-properties officeooo:rsid="002f3731" officeooo:paragraph-rsid="00477a2d"/>
    </style:style>
    <style:style style:name="P58" style:family="paragraph" style:parent-style-name="Table_20_Contents">
      <style:text-properties officeooo:rsid="002f3731" officeooo:paragraph-rsid="0048a6c3"/>
    </style:style>
    <style:style style:name="P59" style:family="paragraph" style:parent-style-name="Table_20_Contents">
      <style:text-properties officeooo:rsid="002f3731" officeooo:paragraph-rsid="004e28ab"/>
    </style:style>
    <style:style style:name="P60" style:family="paragraph" style:parent-style-name="Table_20_Contents">
      <style:text-properties officeooo:rsid="002f3731" officeooo:paragraph-rsid="004f3bd3"/>
    </style:style>
    <style:style style:name="P61" style:family="paragraph" style:parent-style-name="Table_20_Contents">
      <style:text-properties officeooo:rsid="002f3731" officeooo:paragraph-rsid="0050ccf0"/>
    </style:style>
    <style:style style:name="P62" style:family="paragraph" style:parent-style-name="Table_20_Contents">
      <style:text-properties officeooo:rsid="002f3731" officeooo:paragraph-rsid="00573c34"/>
    </style:style>
    <style:style style:name="P63" style:family="paragraph" style:parent-style-name="Table_20_Contents">
      <style:text-properties officeooo:rsid="002f3731" officeooo:paragraph-rsid="005cd78d"/>
    </style:style>
    <style:style style:name="P64" style:family="paragraph" style:parent-style-name="Table_20_Contents">
      <style:text-properties officeooo:rsid="002f3731" officeooo:paragraph-rsid="0060e677"/>
    </style:style>
    <style:style style:name="P65" style:family="paragraph" style:parent-style-name="Table_20_Contents">
      <style:text-properties officeooo:rsid="002f3731" officeooo:paragraph-rsid="00669743"/>
    </style:style>
    <style:style style:name="P66" style:family="paragraph" style:parent-style-name="Table_20_Contents">
      <style:text-properties officeooo:rsid="002f3731" officeooo:paragraph-rsid="006ede9b"/>
    </style:style>
    <style:style style:name="P67" style:family="paragraph" style:parent-style-name="Table_20_Contents">
      <style:text-properties officeooo:rsid="002f3731" officeooo:paragraph-rsid="006f1574"/>
    </style:style>
    <style:style style:name="P68" style:family="paragraph" style:parent-style-name="Table_20_Contents">
      <style:text-properties officeooo:rsid="002f3731" officeooo:paragraph-rsid="007f5e33"/>
    </style:style>
    <style:style style:name="P69" style:family="paragraph" style:parent-style-name="Table_20_Contents">
      <style:text-properties officeooo:rsid="002f3731" officeooo:paragraph-rsid="0081d6c5"/>
    </style:style>
    <style:style style:name="P70" style:family="paragraph" style:parent-style-name="Table_20_Contents">
      <style:text-properties officeooo:rsid="002f3731" officeooo:paragraph-rsid="008d15cc"/>
    </style:style>
    <style:style style:name="P71" style:family="paragraph" style:parent-style-name="Table_20_Contents">
      <style:text-properties officeooo:rsid="002f3731" officeooo:paragraph-rsid="008eb3d4"/>
    </style:style>
    <style:style style:name="P72" style:family="paragraph" style:parent-style-name="Table_20_Contents">
      <style:text-properties officeooo:rsid="002f3731" officeooo:paragraph-rsid="0094d547"/>
    </style:style>
    <style:style style:name="P73" style:family="paragraph" style:parent-style-name="Table_20_Contents">
      <style:text-properties officeooo:rsid="002f3731" officeooo:paragraph-rsid="00970aec"/>
    </style:style>
    <style:style style:name="P74" style:family="paragraph" style:parent-style-name="Table_20_Contents">
      <style:text-properties officeooo:rsid="002f3731" officeooo:paragraph-rsid="009b61a6"/>
    </style:style>
    <style:style style:name="P75" style:family="paragraph" style:parent-style-name="Table_20_Contents">
      <style:text-properties officeooo:rsid="002f3731" officeooo:paragraph-rsid="009cf514"/>
    </style:style>
    <style:style style:name="P76" style:family="paragraph" style:parent-style-name="Table_20_Contents">
      <style:text-properties officeooo:rsid="002f3731" officeooo:paragraph-rsid="009f1b4a"/>
    </style:style>
    <style:style style:name="P77" style:family="paragraph" style:parent-style-name="Table_20_Contents">
      <style:text-properties officeooo:rsid="002f3731" officeooo:paragraph-rsid="00a28ba7"/>
    </style:style>
    <style:style style:name="P78" style:family="paragraph" style:parent-style-name="Table_20_Contents">
      <style:text-properties officeooo:rsid="002f3731" officeooo:paragraph-rsid="00a40246"/>
    </style:style>
    <style:style style:name="P79" style:family="paragraph" style:parent-style-name="Table_20_Contents">
      <style:text-properties officeooo:rsid="002f3731" officeooo:paragraph-rsid="00a53f37"/>
    </style:style>
    <style:style style:name="P80" style:family="paragraph" style:parent-style-name="Table_20_Contents">
      <style:text-properties officeooo:rsid="002f3731" officeooo:paragraph-rsid="00ab48df"/>
    </style:style>
    <style:style style:name="P81" style:family="paragraph" style:parent-style-name="Table_20_Contents">
      <style:text-properties officeooo:rsid="002f3731" officeooo:paragraph-rsid="00b0b457"/>
    </style:style>
    <style:style style:name="P82" style:family="paragraph" style:parent-style-name="Table_20_Contents">
      <style:text-properties officeooo:rsid="002f3731" officeooo:paragraph-rsid="00b6751d"/>
    </style:style>
    <style:style style:name="P83" style:family="paragraph" style:parent-style-name="Table_20_Contents">
      <style:text-properties officeooo:rsid="0030725d" officeooo:paragraph-rsid="0030725d"/>
    </style:style>
    <style:style style:name="P84" style:family="paragraph" style:parent-style-name="Table_20_Contents">
      <style:text-properties officeooo:rsid="0030725d" officeooo:paragraph-rsid="003e4dd7"/>
    </style:style>
    <style:style style:name="P85" style:family="paragraph" style:parent-style-name="Table_20_Contents">
      <style:text-properties officeooo:rsid="004258e0" officeooo:paragraph-rsid="004258e0"/>
    </style:style>
    <style:style style:name="P86" style:family="paragraph" style:parent-style-name="Table_20_Contents">
      <style:text-properties officeooo:rsid="00477a2d" officeooo:paragraph-rsid="00477a2d"/>
    </style:style>
    <style:style style:name="P87" style:family="paragraph" style:parent-style-name="Table_20_Contents">
      <style:text-properties officeooo:rsid="0048a6c3" officeooo:paragraph-rsid="0048a6c3"/>
    </style:style>
    <style:style style:name="P88" style:family="paragraph" style:parent-style-name="Table_20_Contents">
      <style:text-properties officeooo:rsid="004e28ab" officeooo:paragraph-rsid="004e28ab"/>
    </style:style>
    <style:style style:name="P89" style:family="paragraph" style:parent-style-name="Table_20_Contents">
      <style:text-properties officeooo:rsid="004f3bd3" officeooo:paragraph-rsid="004f3bd3"/>
    </style:style>
    <style:style style:name="P90" style:family="paragraph" style:parent-style-name="Table_20_Contents">
      <style:text-properties officeooo:rsid="0050ccf0" officeooo:paragraph-rsid="0050ccf0"/>
    </style:style>
    <style:style style:name="P91" style:family="paragraph" style:parent-style-name="Table_20_Contents">
      <style:text-properties officeooo:rsid="00573c34" officeooo:paragraph-rsid="00573c34"/>
    </style:style>
    <style:style style:name="P92" style:family="paragraph" style:parent-style-name="Table_20_Contents">
      <style:text-properties officeooo:rsid="00573c34" officeooo:paragraph-rsid="0060e677"/>
    </style:style>
    <style:style style:name="P93" style:family="paragraph" style:parent-style-name="Table_20_Contents">
      <style:text-properties officeooo:rsid="00573c34" officeooo:paragraph-rsid="00625bc7"/>
    </style:style>
    <style:style style:name="P94" style:family="paragraph" style:parent-style-name="Table_20_Contents">
      <style:text-properties officeooo:rsid="00573c34" officeooo:paragraph-rsid="00652794"/>
    </style:style>
    <style:style style:name="P95" style:family="paragraph" style:parent-style-name="Table_20_Contents">
      <style:text-properties officeooo:rsid="006ede9b" officeooo:paragraph-rsid="006ede9b"/>
    </style:style>
    <style:style style:name="P96" style:family="paragraph" style:parent-style-name="Table_20_Contents">
      <style:text-properties officeooo:rsid="006f1574" officeooo:paragraph-rsid="006f1574"/>
    </style:style>
    <style:style style:name="P97" style:family="paragraph" style:parent-style-name="Table_20_Contents">
      <style:text-properties fo:font-weight="bold" officeooo:rsid="006ede9b" officeooo:paragraph-rsid="006ede9b" fo:background-color="#ffff00" style:font-weight-asian="bold" style:font-weight-complex="bold"/>
    </style:style>
    <style:style style:name="P98" style:family="paragraph" style:parent-style-name="Table_20_Contents">
      <style:text-properties fo:font-weight="bold" officeooo:rsid="006f1574" officeooo:paragraph-rsid="006f1574" fo:background-color="#ffff00" style:font-weight-asian="bold" style:font-weight-complex="bold"/>
    </style:style>
    <style:style style:name="P99" style:family="paragraph" style:parent-style-name="Table_20_Contents">
      <style:text-properties fo:font-weight="bold" officeooo:rsid="005ecea8" officeooo:paragraph-rsid="00669743" fo:background-color="#ffff00" style:font-weight-asian="bold" style:font-weight-complex="bold"/>
    </style:style>
    <style:style style:name="P100" style:family="paragraph" style:parent-style-name="Table_20_Contents">
      <style:text-properties fo:font-weight="bold" officeooo:rsid="005ecea8" officeooo:paragraph-rsid="005ecea8" fo:background-color="#ffff00" style:font-weight-asian="bold" style:font-weight-complex="bold"/>
    </style:style>
    <style:style style:name="P101" style:family="paragraph" style:parent-style-name="Table_20_Contents">
      <style:text-properties fo:font-weight="bold" officeooo:rsid="0030725d" officeooo:paragraph-rsid="004258e0" fo:background-color="#ffff00" style:font-weight-asian="bold" style:font-weight-complex="bold"/>
    </style:style>
    <style:style style:name="P102" style:family="paragraph" style:parent-style-name="Table_20_Contents">
      <style:text-properties fo:font-weight="bold" officeooo:rsid="008eb3d4" officeooo:paragraph-rsid="008eb3d4" fo:background-color="#ffff00" style:font-weight-asian="bold" style:font-weight-complex="bold"/>
    </style:style>
    <style:style style:name="P103" style:family="paragraph" style:parent-style-name="Table_20_Contents">
      <style:text-properties fo:font-weight="bold" officeooo:rsid="00970aec" officeooo:paragraph-rsid="00970aec" fo:background-color="#ffff00" style:font-weight-asian="bold" style:font-weight-complex="bold"/>
    </style:style>
    <style:style style:name="P104" style:family="paragraph" style:parent-style-name="Table_20_Contents">
      <style:text-properties fo:font-weight="bold" officeooo:rsid="009cf514" officeooo:paragraph-rsid="009cf514" fo:background-color="#ffff00" style:font-weight-asian="bold" style:font-weight-complex="bold"/>
    </style:style>
    <style:style style:name="P105" style:family="paragraph" style:parent-style-name="Table_20_Contents">
      <style:text-properties fo:font-weight="bold" officeooo:rsid="00a53f37" officeooo:paragraph-rsid="00a53f37" fo:background-color="#ffff00" style:font-weight-asian="bold" style:font-weight-complex="bold"/>
    </style:style>
    <style:style style:name="P106" style:family="paragraph" style:parent-style-name="Table_20_Contents">
      <style:text-properties fo:font-weight="bold" officeooo:rsid="00b7143d" officeooo:paragraph-rsid="00b7143d" fo:background-color="#ffff00" style:font-weight-asian="bold" style:font-weight-complex="bold"/>
    </style:style>
    <style:style style:name="P107" style:family="paragraph" style:parent-style-name="Table_20_Contents">
      <style:text-properties fo:font-weight="bold" officeooo:rsid="00b7143d" officeooo:paragraph-rsid="00bd7052" fo:background-color="#ffff00" style:font-weight-asian="bold" style:font-weight-complex="bold"/>
    </style:style>
    <style:style style:name="P108" style:family="paragraph" style:parent-style-name="Table_20_Contents">
      <style:text-properties fo:font-weight="bold" officeooo:rsid="00bcc35f" officeooo:paragraph-rsid="00bcc35f" fo:background-color="#ffff00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7b62cc" officeooo:paragraph-rsid="007b62cc" style:font-weight-asian="bold" style:font-weight-complex="bold"/>
    </style:style>
    <style:style style:name="P110" style:family="paragraph" style:parent-style-name="Table_20_Contents">
      <style:text-properties fo:font-weight="bold" officeooo:rsid="00a28ba7" officeooo:paragraph-rsid="00a28ba7" style:font-weight-asian="bold" style:font-weight-complex="bold"/>
    </style:style>
    <style:style style:name="P111" style:family="paragraph" style:parent-style-name="Table_20_Contents">
      <style:text-properties fo:font-weight="bold" officeooo:rsid="00a53f37" officeooo:paragraph-rsid="00a53f37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a6c91e" officeooo:paragraph-rsid="00a6c91e" style:font-weight-asian="bold" style:font-weight-complex="bold"/>
    </style:style>
    <style:style style:name="P113" style:family="paragraph" style:parent-style-name="Table_20_Contents">
      <style:text-properties officeooo:rsid="007b62cc" officeooo:paragraph-rsid="007b62cc"/>
    </style:style>
    <style:style style:name="P114" style:family="paragraph" style:parent-style-name="Table_20_Contents">
      <style:paragraph-properties fo:text-align="center" style:justify-single-word="false"/>
      <style:text-properties officeooo:rsid="007b62cc" officeooo:paragraph-rsid="007b62cc"/>
    </style:style>
    <style:style style:name="P115" style:family="paragraph" style:parent-style-name="Table_20_Contents">
      <style:paragraph-properties fo:text-align="center" style:justify-single-word="false"/>
      <style:text-properties officeooo:rsid="007d2fb1" officeooo:paragraph-rsid="007d2fb1"/>
    </style:style>
    <style:style style:name="P116" style:family="paragraph" style:parent-style-name="Table_20_Contents">
      <style:text-properties officeooo:rsid="007d2fb1" officeooo:paragraph-rsid="007d2fb1"/>
    </style:style>
    <style:style style:name="P117" style:family="paragraph" style:parent-style-name="Table_20_Contents">
      <style:paragraph-properties fo:text-align="center" style:justify-single-word="false"/>
      <style:text-properties officeooo:rsid="007ded91" officeooo:paragraph-rsid="007ded91"/>
    </style:style>
    <style:style style:name="P118" style:family="paragraph" style:parent-style-name="Table_20_Contents">
      <style:text-properties officeooo:rsid="007ded91" officeooo:paragraph-rsid="007ded91"/>
    </style:style>
    <style:style style:name="P119" style:family="paragraph" style:parent-style-name="Table_20_Contents">
      <style:text-properties fo:font-weight="normal" officeooo:rsid="007f5e33" officeooo:paragraph-rsid="007f5e33" fo:background-color="transparent" style:font-weight-asian="normal" style:font-weight-complex="normal"/>
    </style:style>
    <style:style style:name="P120" style:family="paragraph" style:parent-style-name="Table_20_Contents">
      <style:text-properties fo:font-weight="normal" officeooo:rsid="008eb3d4" officeooo:paragraph-rsid="008eb3d4" fo:background-color="transparent" style:font-weight-asian="normal" style:font-weight-complex="normal"/>
    </style:style>
    <style:style style:name="P121" style:family="paragraph" style:parent-style-name="Table_20_Contents">
      <style:text-properties officeooo:rsid="008f6121" officeooo:paragraph-rsid="008f6121"/>
    </style:style>
    <style:style style:name="P122" style:family="paragraph" style:parent-style-name="Table_20_Contents">
      <style:text-properties officeooo:rsid="0094d547" officeooo:paragraph-rsid="0094d547"/>
    </style:style>
    <style:style style:name="P123" style:family="paragraph" style:parent-style-name="Table_20_Contents">
      <style:text-properties officeooo:rsid="00970aec" officeooo:paragraph-rsid="00970aec"/>
    </style:style>
    <style:style style:name="P124" style:family="paragraph" style:parent-style-name="Table_20_Contents">
      <style:text-properties officeooo:rsid="009cf514" officeooo:paragraph-rsid="009cf514"/>
    </style:style>
    <style:style style:name="P125" style:family="paragraph" style:parent-style-name="Table_20_Contents">
      <style:text-properties officeooo:rsid="009f1b4a" officeooo:paragraph-rsid="009f1b4a"/>
    </style:style>
    <style:style style:name="P126" style:family="paragraph" style:parent-style-name="Table_20_Contents">
      <style:text-properties officeooo:rsid="00a28ba7" officeooo:paragraph-rsid="00a28ba7"/>
    </style:style>
    <style:style style:name="P127" style:family="paragraph" style:parent-style-name="Table_20_Contents">
      <style:text-properties officeooo:rsid="00a2ccd5" officeooo:paragraph-rsid="00a2ccd5"/>
    </style:style>
    <style:style style:name="P128" style:family="paragraph" style:parent-style-name="Table_20_Contents">
      <style:text-properties officeooo:rsid="00a53f37" officeooo:paragraph-rsid="00a53f37"/>
    </style:style>
    <style:style style:name="P129" style:family="paragraph" style:parent-style-name="Table_20_Contents">
      <style:paragraph-properties fo:text-align="center" style:justify-single-word="false"/>
      <style:text-properties officeooo:rsid="00a6c91e" officeooo:paragraph-rsid="00a6c91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text-properties officeooo:rsid="00b7143d" officeooo:paragraph-rsid="00b7143d"/>
    </style:style>
    <style:style style:name="P132" style:family="paragraph" style:parent-style-name="Table_20_Contents">
      <style:text-properties officeooo:rsid="00b7143d" officeooo:paragraph-rsid="00b79760"/>
    </style:style>
    <style:style style:name="P133" style:family="paragraph" style:parent-style-name="Table_20_Contents">
      <style:text-properties officeooo:rsid="00b7143d" officeooo:paragraph-rsid="00bacd1e"/>
    </style:style>
    <style:style style:name="P134" style:family="paragraph" style:parent-style-name="Table_20_Contents">
      <style:text-properties officeooo:rsid="00b7143d" officeooo:paragraph-rsid="00c0fa26"/>
    </style:style>
    <style:style style:name="P135" style:family="paragraph" style:parent-style-name="Table_20_Contents">
      <style:text-properties officeooo:rsid="00c0fa26" officeooo:paragraph-rsid="00c0fa26"/>
    </style:style>
    <style:style style:name="P136" style:family="paragraph" style:parent-style-name="Text_20_body">
      <style:text-properties officeooo:rsid="007f5e33" officeooo:paragraph-rsid="007f5e33"/>
    </style:style>
    <style:style style:name="P137" style:family="paragraph" style:parent-style-name="Text_20_body">
      <style:text-properties officeooo:rsid="00858cc4" officeooo:paragraph-rsid="00858cc4"/>
    </style:style>
    <style:style style:name="P138" style:family="paragraph" style:parent-style-name="Text_20_body">
      <style:text-properties officeooo:rsid="00880f3f" officeooo:paragraph-rsid="00880f3f"/>
    </style:style>
    <style:style style:name="P139" style:family="paragraph" style:parent-style-name="Text_20_body">
      <style:text-properties officeooo:rsid="008d15cc" officeooo:paragraph-rsid="008d15cc"/>
    </style:style>
    <style:style style:name="P140" style:family="paragraph" style:parent-style-name="Text_20_body">
      <style:text-properties officeooo:rsid="008cef52" officeooo:paragraph-rsid="008d15cc"/>
    </style:style>
    <style:style style:name="P141" style:family="paragraph" style:parent-style-name="Text_20_body">
      <style:text-properties officeooo:rsid="00a6c91e" officeooo:paragraph-rsid="00a6c91e"/>
    </style:style>
    <style:style style:name="P142" style:family="paragraph" style:parent-style-name="Text_20_body">
      <style:text-properties officeooo:rsid="00a746e6" officeooo:paragraph-rsid="00a746e6"/>
    </style:style>
    <style:style style:name="P143" style:family="paragraph" style:parent-style-name="Text_20_body">
      <style:text-properties officeooo:rsid="00a8d19d" officeooo:paragraph-rsid="00a9bfad"/>
    </style:style>
    <style:style style:name="P144" style:family="paragraph" style:parent-style-name="Text_20_body">
      <style:text-properties officeooo:paragraph-rsid="00b0b457"/>
    </style:style>
    <style:style style:name="P145" style:family="paragraph" style:parent-style-name="Text_20_body">
      <style:text-properties officeooo:rsid="00b4211f" officeooo:paragraph-rsid="00b4211f"/>
    </style:style>
    <style:style style:name="P146" style:family="paragraph" style:parent-style-name="Text_20_body">
      <style:text-properties officeooo:rsid="00c1f8c5" officeooo:paragraph-rsid="00c1f8c5"/>
    </style:style>
    <style:style style:name="P147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7f5e33"/>
    </style:style>
    <style:style style:name="P148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81d6c5"/>
    </style:style>
    <style:style style:name="P149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7f5e33" fo:background-color="transparent" style:font-weight-asian="normal" style:font-weight-complex="normal"/>
    </style:style>
    <style:style style:name="P150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81d6c5" fo:background-color="transparent" style:font-weight-asian="normal" style:font-weight-complex="normal"/>
    </style:style>
    <style:style style:name="P151" style:family="paragraph" style:parent-style-name="Text_20_body">
      <style:paragraph-properties fo:margin-top="0cm" fo:margin-bottom="0.046cm" loext:contextual-spacing="false" fo:line-height="100%"/>
      <style:text-properties fo:font-weight="normal" officeooo:rsid="00ab48df" officeooo:paragraph-rsid="00ab48df" fo:background-color="transparent" style:font-weight-asian="normal" style:font-weight-complex="normal"/>
    </style:style>
    <style:style style:name="P152" style:family="paragraph" style:parent-style-name="Text_20_body">
      <style:paragraph-properties fo:margin-top="0cm" fo:margin-bottom="0.046cm" loext:contextual-spacing="false" fo:line-height="100%"/>
      <style:text-properties fo:font-weight="normal" officeooo:rsid="00b0b457" officeooo:paragraph-rsid="00b0b457" fo:background-color="transparent" style:font-weight-asian="normal" style:font-weight-complex="normal"/>
    </style:style>
    <style:style style:name="P153" style:family="paragraph" style:parent-style-name="Standard" style:list-style-name="L1"/>
    <style:style style:name="P154" style:family="paragraph" style:parent-style-name="Standard" style:list-style-name="L1">
      <style:text-properties officeooo:rsid="002124cc" officeooo:paragraph-rsid="002124cc"/>
    </style:style>
    <style:style style:name="P155" style:family="paragraph" style:parent-style-name="Standard" style:list-style-name="L2">
      <style:text-properties officeooo:rsid="002bcbdc" officeooo:paragraph-rsid="002bcbdc"/>
    </style:style>
    <style:style style:name="P156" style:family="paragraph" style:parent-style-name="Standard" style:list-style-name="L3">
      <style:text-properties officeooo:rsid="003576de" officeooo:paragraph-rsid="003576de"/>
    </style:style>
    <style:style style:name="P157" style:family="paragraph" style:parent-style-name="Standard">
      <style:text-properties officeooo:rsid="003576de" officeooo:paragraph-rsid="003576de"/>
    </style:style>
    <style:style style:name="P158" style:family="paragraph" style:parent-style-name="Standard" style:list-style-name="L4">
      <style:text-properties officeooo:rsid="0045da43" officeooo:paragraph-rsid="00453eab"/>
    </style:style>
    <style:style style:name="P159" style:family="paragraph" style:parent-style-name="Standard" style:list-style-name="L4">
      <style:text-properties officeooo:rsid="0045da43" officeooo:paragraph-rsid="0045da43"/>
    </style:style>
    <style:style style:name="P160" style:family="paragraph" style:parent-style-name="Standard" style:list-style-name="L4">
      <style:text-properties officeooo:rsid="00461cca" officeooo:paragraph-rsid="00461cca"/>
    </style:style>
    <style:style style:name="P161" style:family="paragraph" style:parent-style-name="Standard" style:list-style-name="L4">
      <style:text-properties officeooo:rsid="00469f36" officeooo:paragraph-rsid="00469f36"/>
    </style:style>
    <style:style style:name="P162" style:family="paragraph" style:parent-style-name="Standard">
      <style:text-properties officeooo:rsid="001b189a" officeooo:paragraph-rsid="001b189a"/>
    </style:style>
    <style:style style:name="P163" style:family="paragraph" style:parent-style-name="Standard">
      <style:text-properties officeooo:rsid="001b189a" officeooo:paragraph-rsid="00c3d28d"/>
    </style:style>
    <style:style style:name="P164" style:family="paragraph" style:parent-style-name="Standard">
      <style:text-properties officeooo:rsid="00c3d28d" officeooo:paragraph-rsid="00c3d28d"/>
    </style:style>
    <style:style style:name="P165" style:family="paragraph" style:parent-style-name="Standard" style:list-style-name="L5">
      <style:text-properties officeooo:paragraph-rsid="00c3d28d"/>
    </style:style>
    <style:style style:name="P166" style:family="paragraph" style:parent-style-name="Standard">
      <style:text-properties officeooo:rsid="00c5db1d" officeooo:paragraph-rsid="00c5db1d"/>
    </style:style>
    <style:style style:name="P167" style:family="paragraph" style:parent-style-name="Text_20_body">
      <style:text-properties officeooo:rsid="00ab48df" officeooo:paragraph-rsid="00b0b457"/>
    </style:style>
    <style:style style:name="P168" style:family="paragraph" style:parent-style-name="Text_20_body">
      <style:text-properties officeooo:rsid="00aa6ec9" officeooo:paragraph-rsid="00aa6ec9"/>
    </style:style>
    <style:style style:name="P169" style:family="paragraph" style:parent-style-name="Table_20_Contents">
      <style:text-properties fo:font-weight="bold" officeooo:rsid="00b7143d" officeooo:paragraph-rsid="00b7143d" fo:background-color="#ffff00" style:font-weight-asian="bold" style:font-weight-complex="bold"/>
    </style:style>
    <style:style style:name="P170" style:family="paragraph" style:parent-style-name="Heading_20_3">
      <style:text-properties officeooo:rsid="0081d6c5" officeooo:paragraph-rsid="0081d6c5"/>
    </style:style>
    <style:style style:name="P171" style:family="paragraph" style:parent-style-name="Heading_20_3">
      <style:text-properties officeooo:paragraph-rsid="009b61a6"/>
    </style:style>
    <style:style style:name="P172" style:family="paragraph" style:parent-style-name="Heading_20_3">
      <style:text-properties officeooo:rsid="00a8d19d" officeooo:paragraph-rsid="00a8d19d"/>
    </style:style>
    <style:style style:name="P173" style:family="paragraph" style:parent-style-name="Heading_20_2">
      <style:text-properties officeooo:rsid="00c1f8c5" officeooo:paragraph-rsid="00c1cbf6"/>
    </style:style>
    <style:style style:name="P174" style:family="paragraph" style:parent-style-name="Heading_20_1">
      <style:text-properties officeooo:paragraph-rsid="00ab48df"/>
    </style:style>
    <style:style style:name="P175" style:family="paragraph" style:parent-style-name="Heading_20_1">
      <style:text-properties officeooo:rsid="00a6c91e" officeooo:paragraph-rsid="00a6c91e"/>
    </style:style>
    <style:style style:name="P17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8" style:family="paragraph">
      <style:paragraph-properties fo:text-align="center"/>
    </style:style>
    <style:style style:name="P179" style:family="paragraph">
      <loext:graphic-properties draw:fill-color="#0000ff"/>
      <style:paragraph-properties fo:text-align="center"/>
    </style:style>
    <style:style style:name="T1" style:family="text">
      <style:text-properties officeooo:rsid="001fd95d"/>
    </style:style>
    <style:style style:name="T2" style:family="text">
      <style:text-properties officeooo:rsid="0021ffbc"/>
    </style:style>
    <style:style style:name="T3" style:family="text">
      <style:text-properties officeooo:rsid="0028866a"/>
    </style:style>
    <style:style style:name="T4" style:family="text">
      <style:text-properties officeooo:rsid="002bd102"/>
    </style:style>
    <style:style style:name="T5" style:family="text">
      <style:text-properties officeooo:rsid="0033598d"/>
    </style:style>
    <style:style style:name="T6" style:family="text">
      <style:text-properties officeooo:rsid="0033d8f1"/>
    </style:style>
    <style:style style:name="T7" style:family="text">
      <style:text-properties officeooo:rsid="0039742f"/>
    </style:style>
    <style:style style:name="T8" style:family="text">
      <style:text-properties officeooo:rsid="003bf24e"/>
    </style:style>
    <style:style style:name="T9" style:family="text">
      <style:text-properties officeooo:rsid="003e4dd7"/>
    </style:style>
    <style:style style:name="T10" style:family="text">
      <style:text-properties officeooo:rsid="003fe74c"/>
    </style:style>
    <style:style style:name="T11" style:family="text">
      <style:text-properties officeooo:rsid="004258e0"/>
    </style:style>
    <style:style style:name="T12" style:family="text">
      <style:text-properties officeooo:rsid="0042ed24"/>
    </style:style>
    <style:style style:name="T13" style:family="text">
      <style:text-properties officeooo:rsid="00443c76"/>
    </style:style>
    <style:style style:name="T14" style:family="text">
      <style:text-properties officeooo:rsid="00469f36"/>
    </style:style>
    <style:style style:name="T15" style:family="text">
      <style:text-properties fo:font-style="italic" officeooo:rsid="00469f36" style:font-style-asian="italic" style:font-style-complex="italic"/>
    </style:style>
    <style:style style:name="T16" style:family="text">
      <style:text-properties officeooo:rsid="00477a2d"/>
    </style:style>
    <style:style style:name="T17" style:family="text">
      <style:text-properties officeooo:rsid="0048a6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86eeb" style:font-weight-asian="bold" style:font-weight-complex="bold"/>
    </style:style>
    <style:style style:name="T20" style:family="text">
      <style:text-properties fo:font-weight="bold" officeooo:rsid="00a0b37c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officeooo:rsid="00573c34" fo:background-color="#ffff00" loext:char-shading-value="0" style:font-weight-asian="bold" style:font-weight-complex="bold"/>
    </style:style>
    <style:style style:name="T23" style:family="text">
      <style:text-properties fo:font-weight="bold" officeooo:rsid="00625bc7" fo:background-color="#ffff00" loext:char-shading-value="0" style:font-weight-asian="bold" style:font-weight-complex="bold"/>
    </style:style>
    <style:style style:name="T24" style:family="text">
      <style:text-properties fo:font-weight="bold" officeooo:rsid="0081d6c5" fo:background-color="#ffff00" loext:char-shading-value="0" style:font-weight-asian="bold" style:font-weight-complex="bold"/>
    </style:style>
    <style:style style:name="T25" style:family="text">
      <style:text-properties fo:font-weight="bold" officeooo:rsid="00bacd1e" fo:background-color="#ffff00" loext:char-shading-value="0" style:font-weight-asian="bold" style:font-weight-complex="bold"/>
    </style:style>
    <style:style style:name="T26" style:family="text">
      <style:text-properties fo:font-weight="bold" officeooo:rsid="00c0fa26" fo:background-color="#ffff00" loext:char-shading-value="0" style:font-weight-asian="bold" style:font-weight-complex="bold"/>
    </style:style>
    <style:style style:name="T27" style:family="text">
      <style:text-properties officeooo:rsid="004d5253"/>
    </style:style>
    <style:style style:name="T28" style:family="text">
      <style:text-properties officeooo:rsid="0050ccf0"/>
    </style:style>
    <style:style style:name="T29" style:family="text">
      <style:text-properties officeooo:rsid="00573c34"/>
    </style:style>
    <style:style style:name="T30" style:family="text">
      <style:text-properties officeooo:rsid="0057b2dc"/>
    </style:style>
    <style:style style:name="T31" style:family="text">
      <style:text-properties officeooo:rsid="005a776f"/>
    </style:style>
    <style:style style:name="T32" style:family="text">
      <style:text-properties officeooo:rsid="005c226c"/>
    </style:style>
    <style:style style:name="T33" style:family="text">
      <style:text-properties officeooo:rsid="005cd78d"/>
    </style:style>
    <style:style style:name="T34" style:family="text">
      <style:text-properties fo:color="#ff3333" fo:font-weight="bold" officeooo:rsid="005f330d" style:font-weight-asian="bold" style:font-weight-complex="bold"/>
    </style:style>
    <style:style style:name="T35" style:family="text">
      <style:text-properties officeooo:rsid="00652794"/>
    </style:style>
    <style:style style:name="T36" style:family="text">
      <style:text-properties officeooo:rsid="00674884"/>
    </style:style>
    <style:style style:name="T37" style:family="text">
      <style:text-properties officeooo:rsid="006a9a40"/>
    </style:style>
    <style:style style:name="T38" style:family="text">
      <style:text-properties officeooo:rsid="006f1574"/>
    </style:style>
    <style:style style:name="T39" style:family="text">
      <style:text-properties officeooo:rsid="0078fa66"/>
    </style:style>
    <style:style style:name="T40" style:family="text">
      <style:text-properties officeooo:rsid="007d2fb1"/>
    </style:style>
    <style:style style:name="T41" style:family="text">
      <style:text-properties officeooo:rsid="007f5e33"/>
    </style:style>
    <style:style style:name="T42" style:family="text">
      <style:text-properties officeooo:rsid="007ff49b"/>
    </style:style>
    <style:style style:name="T43" style:family="text">
      <style:text-properties officeooo:rsid="0081d6c5"/>
    </style:style>
    <style:style style:name="T44" style:family="text">
      <style:text-properties officeooo:rsid="001b189a"/>
    </style:style>
    <style:style style:name="T45" style:family="text">
      <style:text-properties officeooo:rsid="008d15cc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8eb3d4"/>
    </style:style>
    <style:style style:name="T48" style:family="text">
      <style:text-properties officeooo:rsid="00914ab8"/>
    </style:style>
    <style:style style:name="T49" style:family="text">
      <style:text-properties officeooo:rsid="00932e2a"/>
    </style:style>
    <style:style style:name="T50" style:family="text">
      <style:text-properties officeooo:rsid="00949b96"/>
    </style:style>
    <style:style style:name="T51" style:family="text">
      <style:text-properties fo:font-weight="normal" fo:background-color="transparent" loext:char-shading-value="0" style:font-weight-asian="normal" style:font-weight-complex="normal"/>
    </style:style>
    <style:style style:name="T52" style:family="text">
      <style:text-properties officeooo:rsid="009b61a6"/>
    </style:style>
    <style:style style:name="T53" style:family="text">
      <style:text-properties officeooo:rsid="00a0b37c"/>
    </style:style>
    <style:style style:name="T54" style:family="text">
      <style:text-properties officeooo:rsid="00a40246"/>
    </style:style>
    <style:style style:name="T55" style:family="text">
      <style:text-properties officeooo:rsid="00a53f37"/>
    </style:style>
    <style:style style:name="T56" style:family="text">
      <style:text-properties officeooo:rsid="00ab48df"/>
    </style:style>
    <style:style style:name="T57" style:family="text">
      <style:text-properties officeooo:rsid="00b0b457"/>
    </style:style>
    <style:style style:name="T58" style:family="text">
      <style:text-properties officeooo:rsid="00b6751d"/>
    </style:style>
    <style:style style:name="T59" style:family="text">
      <style:text-properties officeooo:rsid="00b79760"/>
    </style:style>
    <style:style style:name="T60" style:family="text">
      <style:text-properties officeooo:rsid="00bacd1e"/>
    </style:style>
    <style:style style:name="T61" style:family="text">
      <style:text-properties officeooo:rsid="00bd7052"/>
    </style:style>
    <style:style style:name="T62" style:family="text">
      <style:text-properties officeooo:rsid="00c0fa26"/>
    </style:style>
    <style:style style:name="T63" style:family="text">
      <style:text-properties officeooo:rsid="00c3d28d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top" draw:auto-grow-height="false" fo:min-height="2.355cm" fo:min-width="7.6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ff" draw:textarea-horizontal-align="justify" draw:textarea-vertical-align="middle" draw:auto-grow-height="false" fo:min-height="1.508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gular2</text:p>
      <text:p text:style-name="P1"/>
      <text:h text:style-name="Heading_20_2" text:outline-level="2">Requirements</text:h>
      <text:p text:style-name="P1"><text:span text:style-name="T7">I</text:span>nstall angu<text:span text:style-name="T48">la</text:span>r-cli :</text:p>
      <text:p text:style-name="P1">npm install -g angular-cl<text:span text:style-name="T63">i</text:span></text:p>
      <text:p text:style-name="P1"/>
      <text:p text:style-name="P1">Create an Agular project :</text:p>
      <text:p text:style-name="P1">ng new angular-first-app</text:p>
      <text:p text:style-name="P164">The option – prefix allows choosing the prefix of the components in our projects :</text:p>
      <text:p text:style-name="P163">ng new angular-first-app –<text:span text:style-name="T63">prefix myapp</text:span></text:p>
      <text:list xml:id="list1603274465607054252" text:style-name="L5">
        <text:list-item>
          <text:p text:style-name="P165"><text:span text:style-name="T63">The components will then referred as &lt;myapp-componentname&gt;</text:span></text:p>
        </text:list-item>
      </text:list>
      <text:p text:style-name="P1"/>
      <text:p text:style-name="P1">Build project + start server :</text:p>
      <text:p text:style-name="P1">ng serve</text:p>
      <text:p text:style-name="P1"/>
      <text:p text:style-name="P3">The src/ma<text:span text:style-name="T49">i</text:span>n.ts file is the file starting up the application.</text:p>
      <text:p text:style-name="P3">The src/app/app.component.ts file provides the content of the application.</text:p>
      <text:p text:style-name="P3"/>
      <text:p text:style-name="P4">TypeScript : wrapper of JavaScript, including more features like modules, types, classes and more. The syntax is slightly different <text:span text:style-name="T50">to JS </text:span>but quite similar. The TypeScript code is then compiled into JavaScript. <text:span text:style-name="T1">Any JavaScript code can be written in TypeScript code.</text:span></text:p>
      <text:p text:style-name="P4">Angular2 <text:span text:style-name="T50">ha</text:span>s chosen TypeScript as main language. <text:span text:style-name="T1">TypeScript is automatically installed in the project folder when creating a project via angular-cli. To install TypeScript globally on a machine : </text:span></text:p>
      <text:p text:style-name="P5">npm install typescript -g</text:p>
      <text:p text:style-name="P5"/>
      <text:h text:style-name="Heading_20_2" text:outline-level="2">Components</text:h>
      <text:p text:style-name="P7">Components <text:span text:style-name="T2">are like views (like a body, a left menu, a header, an account corner...). They </text:span>can be declared with the decorator @Component. It must be imported in the file :</text:p>
      <text:p text:style-name="P7">import { Component } from ‘@angular/core’;</text:p>
      <text:p text:style-name="P7"/>
      <text:p text:style-name="P7">Each Angular component aims to be displayed and requires :</text:p>
      <text:list xml:id="list4779893686783914652" text:style-name="L1">
        <text:list-item>
          <text:p text:style-name="P153">HTML code: templateUrl attributes or template (if declared in a string)</text:p>
        </text:list-item>
        <text:list-item>
          <text:p text:style-name="P154">CSS code <text:span text:style-name="T4">(optional)</text:span>: styleUrls attribute <text:span text:style-name="T4">or styles (if declared in a string)</text:span></text:p>
        </text:list-item>
        <text:list-item>
          <text:p text:style-name="P154"><text:span text:style-name="T5">Component Id</text:span>: selector attribute. <text:span text:style-name="T5">Each component must have a unique selector value</text:span></text:p>
        </text:list-item>
      </text:list>
      <text:p text:style-name="P7">The properties of a component can be called in the HTML template by binding them with the {{ }} operator:</text:p>
      <text:p text:style-name="P7">{{myProperty}}</text:p>
      <text:p text:style-name="P7"/>
      <text:p text:style-name="P8">When the application is started</text:p>
      <text:p text:style-name="P8">When the application starts, Angular adds dynamically JavaScript scripts containing our code and the required Angular packages for the application.</text:p>
      <text:p text:style-name="P8"/>
      <text:p text:style-name="P8">The file src/main.ts starts first in our application. This is where we declare our first <text:span text:style-name="T3">module to</text:span> load. <text:span text:style-name="T3">This module tells which component to display – our root component :</text:span>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main.ts</text:p>
          </table:table-cell>
        </table:table-row>
        <text:soft-page-break/>
        <table:table-row>
          <table:table-cell table:style-name="Table1.A2" office:value-type="string">
            <text:p text:style-name="Standard">platformBrowserDynamic().bootstrapModule(AppModule);</text:p>
          </table:table-cell>
        </table:table-row>
      </table:table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app.module.ts</text:p>
          </table:table-cell>
        </table:table-row>
        <table:table-row>
          <table:table-cell table:style-name="Table2.A2" office:value-type="string">
            <text:p text:style-name="P10">bootstrap: [AppComponent]</text:p>
          </table:table-cell>
        </table:table-row>
      </table:table>
      <text:p text:style-name="P9"/>
      <text:h text:style-name="Heading_20_3" text:outline-level="3">AppModule</text:h>
      <text:p text:style-name="P11">A module has a @NgModule decorator, with properties :</text:p>
      <text:list xml:id="list6607555798937767217" text:style-name="L2">
        <text:list-item>
          <text:p text:style-name="P155">declarations : tells which components are available in the module</text:p>
        </text:list-item>
        <text:list-item>
          <text:p text:style-name="P155">imports : module dependencies</text:p>
        </text:list-item>
        <text:list-item>
          <text:p text:style-name="P155">providers : used for an application composed of services</text:p>
        </text:list-item>
        <text:list-item>
          <text:p text:style-name="P155">bootstrap : component to first start</text:p>
        </text:list-item>
      </text:list>
      <text:p text:style-name="P10"/>
      <text:h text:style-name="Heading_20_3" text:outline-level="3"><text:span text:style-name="T27">Create</text:span> a component</text:h>
      <text:p text:style-name="P13">ng generate component other <text:span text:style-name="T6">[--flat] [--inline-styles] [--inline-template]</text:span></text:p>
      <text:list xml:id="list8898625430990390536" text:style-name="L3">
        <text:list-item>
          <text:p text:style-name="P156">--flat : do not create the component’s folder</text:p>
        </text:list-item>
        <text:list-item>
          <text:p text:style-name="P156">--inline-styles : do not create the component’s stylesheet</text:p>
        </text:list-item>
        <text:list-item>
          <text:p text:style-name="P156">--inline-template : do not create the component’s HTML file</text:p>
        </text:list-item>
      </text:list>
      <text:p text:style-name="P157"/>
      <text:p text:style-name="P166">Angular-cli automatically create a spec.ts file, which is a test file.</text:p>
      <text:p text:style-name="P13"/>
      <text:p text:style-name="P12">To use a new component in the AppComponent, set a value to the selector attribute and, call it in the AppComponent’s template.</text:p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54">other.component.ts</text:p>
          </table:table-cell>
        </table:table-row>
        <table:table-row>
          <table:table-cell table:style-name="Table3.A2" office:value-type="string">
            <text:p text:style-name="P12">@Component({</text:p>
            <text:p text:style-name="P12"><text:s text:c="2"/>selector: 'app-other',</text:p>
            <text:p text:style-name="P12"><text:s text:c="2"/>templateUrl: './other.component.html',</text:p>
            <text:p text:style-name="P12"><text:s text:c="2"/>styleUrls: ['./other.component.css']</text:p>
            <text:p text:style-name="P12">})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54">app.component.html</text:p>
          </table:table-cell>
        </table:table-row>
        <table:table-row>
          <table:table-cell table:style-name="Table4.A2" office:value-type="string">
            <text:p text:style-name="P83">&lt;h1&gt;</text:p>
            <text:p text:style-name="P83"><text:s text:c="2"/>{{title}}</text:p>
            <text:p text:style-name="P83">&lt;/h1&gt;</text:p>
            <text:p text:style-name="P83">&lt;app-other&gt;&lt;/app-other&gt;</text:p>
          </table:table-cell>
        </table:table-row>
      </table:table>
      <text:p text:style-name="P12"/>
      <text:p text:style-name="P15">It’s done automatically by the ng generate command, but it’s necessary to add the declaration of the component in root AppModule module (in the app.module.ts file).</text:p>
      <text:p text:style-name="P29">It can then be used in the template of any other component.</text:p>
      <text:p text:style-name="P29"/>
      <text:h text:style-name="Heading_20_3" text:outline-level="3">Remove a component</text:h>
      <text:p text:style-name="P14">ng <text:span text:style-name="T30">destroy</text:span> component other</text:p>
      <text:p text:style-name="P30">The declaration of the deleted compnent must be removed in the root component.</text:p>
      <text:p text:style-name="P12"/>
      <text:h text:style-name="Heading_20_3" text:outline-level="3"><text:soft-page-break/>Shadow DOM</text:h>
      <text:p text:style-name="P16">Each component has its own shadow DOM when it’s display. So styles are declared for each component only <text:span text:style-name="T8">and aren’t shared.</text:span></text:p>
      <text:p text:style-name="P16"/>
      <text:h text:style-name="Heading_20_3" text:outline-level="3">Insert content <text:span text:style-name="T13">into a child component</text:span></text:h>
      <text:p text:style-name="P17">ng-content tag insert<text:span text:style-name="T31">s</text:span> some HTML content within a component, <text:span text:style-name="T10">from another component</text:span>. <text:span text:style-name="T12">In the following example, the main component (app) defines some HTML code to render in the child component (other). If we don’t insert the ng-content tag in the child’s template, the div ‘Something’ wouldn’t be displayed.</text:span>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55">app.component.html</text:p>
          </table:table-cell>
        </table:table-row>
        <table:table-row>
          <table:table-cell table:style-name="Table5.A2" office:value-type="string">
            <text:p text:style-name="P84">&lt;h1&gt;</text:p>
            <text:p text:style-name="P84"><text:s text:c="2"/>{<text:span text:style-name="T11">{title}}</text:span></text:p>
            <text:p text:style-name="P84">&lt;/h1&gt;</text:p>
            <text:p text:style-name="P101">&lt;app-other&gt;<text:span text:style-name="T9">&lt;div&gt;Something&lt;/div&gt;</text:span>&lt;/app-other&gt;</text:p>
          </table:table-cell>
        </table:table-row>
      </table:table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56"><text:span text:style-name="T11">other</text:span>.component.html</text:p>
          </table:table-cell>
        </table:table-row>
        <table:table-row>
          <table:table-cell table:style-name="Table6.A2" office:value-type="string">
            <text:p text:style-name="P85">&lt;p&gt;</text:p>
            <text:p text:style-name="P85"><text:s text:c="2"/><text:span text:style-name="T21">&lt;ng-content&gt;&lt;/ng-content&gt;</text:span></text:p>
            <text:p text:style-name="P85"><text:s text:c="2"/>other works!</text:p>
            <text:p text:style-name="P85">&lt;/p&gt;</text:p>
          </table:table-cell>
        </table:table-row>
      </table:table>
      <text:p text:style-name="P2"/>
      <text:h text:style-name="Heading_20_2" text:outline-level="2">Databinding</text:h>
      <text:list xml:id="list3795249412475720374" text:style-name="L4">
        <text:list-item>
          <text:p text:style-name="P158">String interpolation : Display some dynamic data by using the {{ property }} operator.</text:p>
        </text:list-item>
        <text:list-item>
          <text:p text:style-name="P159">Property binding : data bound to some HTML properties, <text:span text:style-name="T14">via the [</text:span><text:span text:style-name="T15">property</text:span><text:span text:style-name="T14">] operator.</text:span></text:p>
        </text:list-item>
        <text:list-item>
          <text:p text:style-name="P160">Event binding : expression to execute when an event occurs (like a click on a button), <text:span text:style-name="T14">via the (</text:span><text:span text:style-name="T15">event</text:span><text:span text:style-name="T14">) operator.</text:span></text:p>
        </text:list-item>
        <text:list-item>
          <text:p text:style-name="P161">Two-way binding : by using the [(ngModel)] operator.</text:p>
        </text:list-item>
      </text:list>
      <text:p text:style-name="P21"/>
      <text:p text:style-name="P24">All databindings are possible in a same template.</text:p>
      <text:p text:style-name="P24"/>
      <text:h text:style-name="Heading_20_3" text:outline-level="3">String interpolation example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58"><text:span text:style-name="T16">databinding</text:span>.component.<text:span text:style-name="T17">ts</text:span></text:p>
          </table:table-cell>
        </table:table-row>
        <table:table-row>
          <table:table-cell table:style-name="Table8.A2" office:value-type="string">
            <text:p text:style-name="P87">@Component({</text:p>
            <text:p text:style-name="P87"><text:s text:c="2"/>selector: 'app-databinding',</text:p>
            <text:p text:style-name="P87"><text:s text:c="2"/>templateUrl: './databinding.component.html',</text:p>
            <text:p text:style-name="P87"><text:s text:c="2"/>styleUrls: ['./databinding.component.css']</text:p>
            <text:p text:style-name="P87">})</text:p>
            <text:p text:style-name="P87">export class DatabindingComponent {</text:p>
            <text:p text:style-name="P87"><text:s text:c="2"/><text:span text:style-name="T21">propertyToBind</text:span> = 'Hi there!';</text:p>
            <text:p text:style-name="P87"><text:s text:c="2"/><text:span text:style-name="T21">numberToBind</text:span> = 32;</text:p>
            <text:p text:style-name="P87">}</text:p>
          </table:table-cell>
        </table:table-row>
      </table:table>
      <text:p text:style-name="P18"/>
      <table:table table:name="Table7" table:style-name="Table7">
        <table:table-column table:style-name="Table7.A"/>
        <table:table-row>
          <table:table-cell table:style-name="Table7.A1" office:value-type="string">
            <text:p text:style-name="P57"><text:span text:style-name="T16">databinding</text:span>.component.html</text:p>
          </table:table-cell>
        </table:table-row>
        <text:soft-page-break/>
        <table:table-row>
          <table:table-cell table:style-name="Table7.A2" office:value-type="string">
            <text:p text:style-name="P86">&lt;p&gt;</text:p>
            <text:p text:style-name="P86"><text:span text:style-name="T21">{{propertyToBind}}</text:span> <text:s/>----- <text:s/><text:span text:style-name="T21">{{numberToBind}}</text:span></text:p>
            <text:p text:style-name="P86">&lt;/p&gt;</text:p>
          </table:table-cell>
        </table:table-row>
      </table:table>
      <text:p text:style-name="P19"/>
      <text:h text:style-name="Heading_20_3" text:outline-level="3">Property and event binding examples</text:h>
      <text:p text:style-name="P20">Available on <text:span text:style-name="T18">DOM </text:span>properties, on Angular <text:span text:style-name="T18">directive</text:span> properties or, on Angular <text:span text:style-name="T18">component</text:span> properties.</text:p>
      <text:p text:style-name="P25">Can be set with the @Input and @Output annotations.</text:p>
      <text:p text:style-name="P20"/>
      <table:table table:name="Table9" table:style-name="Table9">
        <table:table-column table:style-name="Table9.A"/>
        <table:table-row>
          <table:table-cell table:style-name="Table9.A1" office:value-type="string">
            <text:p text:style-name="P59"><text:span text:style-name="T16">databinding</text:span>.component.<text:span text:style-name="T17">ts</text:span></text:p>
          </table:table-cell>
        </table:table-row>
        <table:table-row>
          <table:table-cell table:style-name="Table9.A2" office:value-type="string">
            <text:p text:style-name="P88">@Component({</text:p>
            <text:p text:style-name="P88"><text:s text:c="2"/>selector: 'app-databinding',</text:p>
            <text:p text:style-name="P88"><text:s text:c="2"/>templateUrl: './databinding.component.html',</text:p>
            <text:p text:style-name="P88"><text:s text:c="2"/>styleUrls: ['./databinding.component.css']</text:p>
            <text:p text:style-name="P88">})</text:p>
            <text:p text:style-name="P88">export class DatabindingComponent {</text:p>
            <text:p text:style-name="P88"><text:s text:c="2"/><text:span text:style-name="T21">isStyled()</text:span> {</text:p>
            <text:p text:style-name="P88"><text:s text:c="4"/>return true;</text:p>
            <text:p text:style-name="P88"><text:s text:c="2"/>}</text:p>
            <text:p text:style-name="P88"><text:s text:c="2"/><text:span text:style-name="T21">getOneColor()</text:span> {</text:p>
            <text:p text:style-name="P88"><text:s text:c="4"/>return 'darkgreen';</text:p>
            <text:p text:style-name="P88"><text:s text:c="2"/>}</text:p>
            <text:p text:style-name="P88">}</text:p>
          </table:table-cell>
        </table:table-row>
      </table:table>
      <text:p text:style-name="P2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0"><text:span text:style-name="T16">databinding</text:span>.component.html</text:p>
          </table:table-cell>
        </table:table-row>
        <table:table-row>
          <table:table-cell table:style-name="Table10.A2" office:value-type="string">
            <text:p text:style-name="P89">&lt;h3&gt;</text:p>
            <text:p text:style-name="P89"><text:s text:c="2"/>Property Binding</text:p>
            <text:p text:style-name="P89">&lt;/h3&gt;</text:p>
            <text:p text:style-name="P89">&lt;div&gt;</text:p>
            <text:p text:style-name="P89"><text:s text:c="2"/>&lt;input type="text" [value]="propertyToBind"&gt; <text:span text:style-name="T34">NEEDS TO SEE THAT PART AGAIN !!</text:span></text:p>
            <text:p text:style-name="P89">&lt;/div&gt;</text:p>
            <text:p text:style-name="P89">&lt;p <text:span text:style-name="T21">[ngClass]</text:span>="{<text:span text:style-name="T21">redBorder: isStyled()</text:span>}"&gt;Directive property binding&lt;/p&gt;</text:p>
            <text:p text:style-name="P89">&lt;p <text:span text:style-name="T21">[ngStyle]</text:span>="{color: <text:span text:style-name="T21">getOneColor()</text:span>}"&gt;Directive property binding&lt;/p&gt;</text:p>
          </table:table-cell>
        </table:table-row>
      </table:table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1"><text:span text:style-name="T16">databinding</text:span>.component.<text:span text:style-name="T28">css</text:span></text:p>
          </table:table-cell>
        </table:table-row>
        <table:table-row>
          <table:table-cell table:style-name="Table11.A2" office:value-type="string">
            <text:p text:style-name="P90">.<text:span text:style-name="T21">redBorder</text:span> {</text:p>
            <text:p text:style-name="P90"><text:s text:c="4"/>border: 1px solid red;</text:p>
            <text:p text:style-name="P90">}</text:p>
          </table:table-cell>
        </table:table-row>
      </table:table>
      <text:p text:style-name="P26"/>
      <text:h text:style-name="Heading_20_3" text:outline-level="3">Custom property binding</text:h>
      <text:p text:style-name="P27">A given property of a component can be <text:span text:style-name="T32">bound</text:span> from outside of it by the annotation @Input() (needs to be imported).</text:p>
      <text:p text:style-name="P2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2"><text:span text:style-name="T36">propertybinding</text:span>.component.<text:span text:style-name="T17">ts</text:span></text:p>
          </table:table-cell>
        </table:table-row>
        <table:table-row>
          <table:table-cell table:style-name="Table12.A2" office:value-type="string">
            <text:p text:style-name="P91">import { Component } from '@angular/core';</text:p>
            <text:p text:style-name="P91"/>
            <text:p text:style-name="P91"><text:soft-page-break/>@Component({</text:p>
            <text:p text:style-name="P91"><text:s text:c="2"/>selector: 'app-propertybinding',</text:p>
            <text:p text:style-name="P91"><text:s text:c="2"/>template: '<text:span text:style-name="T21">{{ result }}</text:span>',</text:p>
            <text:p text:style-name="P91"><text:s text:c="2"/>styleUrls: ['./propertybinding.component.css']</text:p>
            <text:p text:style-name="P91">})</text:p>
            <text:p text:style-name="P91">export class <text:span text:style-name="T37">P</text:span>ropertybindingComponent {</text:p>
            <text:p text:style-name="P91"><text:s text:c="2"/><text:span text:style-name="T21">@Input() result: number = 0;</text:span></text:p>
            <text:p text:style-name="P91">}</text:p>
          </table:table-cell>
        </table:table-row>
      </table:table>
      <text:p text:style-name="P28"/>
      <text:p text:style-name="P3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3"><text:span text:style-name="T33">databinding</text:span>.component.<text:span text:style-name="T33">html</text:span></text:p>
          </table:table-cell>
        </table:table-row>
        <table:table-row>
          <table:table-cell table:style-name="Table13.A2" office:value-type="string">
            <text:p text:style-name="P100">&lt;app-propertybinding [result]="10"&gt;&lt;/app-propertybinding&gt;</text:p>
          </table:table-cell>
        </table:table-row>
      </table:table>
      <text:p text:style-name="P31"/>
      <text:h text:style-name="Heading_20_3" text:outline-level="3">Event binding</text:h>
      <text:p text:style-name="P3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4"><text:span text:style-name="T35">eventbinding</text:span>.component.<text:span text:style-name="T17">ts</text:span></text:p>
          </table:table-cell>
        </table:table-row>
        <table:table-row>
          <table:table-cell table:style-name="Table14.A2" office:value-type="string">
            <text:p text:style-name="P92">import { Component } from '@angular/core';</text:p>
            <text:p text:style-name="P92"/>
            <text:p text:style-name="P92">@Component({</text:p>
            <text:p text:style-name="P94"><text:s text:c="2"/>selector: 'app-<text:span text:style-name="T35">eventbinding</text:span>',</text:p>
            <text:p text:style-name="P93"><text:s text:c="2"/>template: '<text:span text:style-name="T23">&lt;button (click)="onClicked()"&gt;Click Me!&lt;/button&gt;</text:span>',</text:p>
            <text:p text:style-name="P94"><text:s text:c="2"/>styleUrls: ['./<text:span text:style-name="T35">eventbinding</text:span>.component.css']</text:p>
            <text:p text:style-name="P92">})</text:p>
            <text:p text:style-name="P92">export class <text:span text:style-name="T35">Event</text:span>bindingComponent {</text:p>
            <text:p text:style-name="P92">}</text:p>
          </table:table-cell>
        </table:table-row>
      </table:table>
      <text:p text:style-name="P33"/>
      <text:p text:style-name="P3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5"><text:span text:style-name="T33">databinding</text:span>.component.<text:span text:style-name="T33">html</text:span></text:p>
          </table:table-cell>
        </table:table-row>
        <table:table-row>
          <table:table-cell table:style-name="Table15.A2" office:value-type="string">
            <text:p text:style-name="P99">&lt;app-<text:span text:style-name="T35">eventbinding</text:span>&gt;&lt;/app-<text:span text:style-name="T35">eventbinding</text:span>&gt;</text:p>
          </table:table-cell>
        </table:table-row>
      </table:table>
      <text:p text:style-name="P34"/>
      <text:h text:style-name="Heading_20_3" text:outline-level="3">Custom event binding</text:h>
      <text:p text:style-name="P35"><draw:custom-shape text:anchor-type="paragraph" draw:z-index="0" draw:name="Shape1" draw:style-name="gr1" draw:text-style-name="P177" svg:width="7.621cm" svg:height="2.356cm" svg:x="0.457cm" svg:y="0.404cm"><text:p text:style-name="P176"><text:span text:style-name="T64">Databinding Comp.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79" svg:width="4.022cm" svg:height="1.509cm" svg:x="2.256cm" svg:y="1.065cm"><text:p text:style-name="P178">Eventbinding Comp.</text:p><draw:enhanced-geometry svg:viewBox="0 0 21600 21600" draw:type="rectangle" draw:enhanced-path="M 0 0 L 21600 0 21600 21600 0 21600 0 0 Z N"/></draw:custom-shape></text:p>
      <text:p text:style-name="P3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6"><text:span text:style-name="T35">eventbinding</text:span>.component.<text:span text:style-name="T17">ts</text:span></text:p>
          </table:table-cell>
        </table:table-row>
        <table:table-row>
          <table:table-cell table:style-name="Table16.A2" office:value-type="string">
            <text:p text:style-name="P95">import { Component, EventEmitter, Output } from '@angular/core';</text:p>
            <text:p text:style-name="P95"/>
            <text:p text:style-name="P95">@Component({</text:p>
            <text:p text:style-name="P95"><text:s text:c="2"/>selector: 'app-eventbinding',</text:p>
            <text:p text:style-name="P95"><text:s text:c="2"/><text:span text:style-name="T29">template: '</text:span><text:span text:style-name="T22">&lt;button (click)="onClicked()"&gt;Click Me!&lt;/button&gt;</text:span><text:span text:style-name="T29">',</text:span></text:p>
            <text:p text:style-name="P95"><text:s text:c="2"/>styleUrls: ['./eventbinding.component.css']</text:p>
            <text:p text:style-name="P95">})</text:p>
            <text:p text:style-name="P95"><text:soft-page-break/>export class EventbindingComponent {</text:p>
            <text:p text:style-name="P95"><text:s text:c="2"/><text:span text:style-name="T21">@Output() customClicked = new EventEmitter&lt;string&gt;();</text:span></text:p>
            <text:p text:style-name="P97"><text:s text:c="2"/>onClicked() {</text:p>
            <text:p text:style-name="P97"><text:s text:c="4"/>this.customClicked.emit("It works!");</text:p>
            <text:p text:style-name="P97"><text:s text:c="2"/>}</text:p>
            <text:p text:style-name="P95">}</text:p>
          </table:table-cell>
        </table:table-row>
      </table:table>
      <text:p text:style-name="P36"/>
      <text:p text:style-name="P3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7"><text:span text:style-name="T38">databinding</text:span>.component.<text:span text:style-name="T38">html</text:span></text:p>
          </table:table-cell>
        </table:table-row>
        <table:table-row>
          <table:table-cell table:style-name="Table17.A2" office:value-type="string">
            <text:p text:style-name="P98">&lt;app-eventbinding (customClicked)="onClicked($event)"&gt;&lt;/app-eventbinding&gt;</text:p>
          </table:table-cell>
        </table:table-row>
      </table:table>
      <text:p text:style-name="P37"/>
      <text:p text:style-name="P37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7"><text:span text:style-name="T38">databinding</text:span>.component.<text:span text:style-name="T17">ts</text:span></text:p>
          </table:table-cell>
        </table:table-row>
        <table:table-row>
          <table:table-cell table:style-name="Table18.A2" office:value-type="string">
            <text:p text:style-name="P96">import { Component } from '@angular/core';</text:p>
            <text:p text:style-name="P96"/>
            <text:p text:style-name="P96">@Component({</text:p>
            <text:p text:style-name="P96"><text:s text:c="2"/>selector: 'app-databinding',</text:p>
            <text:p text:style-name="P96"><text:s text:c="2"/>templateUrl: './databinding.component.html',</text:p>
            <text:p text:style-name="P96"><text:s text:c="2"/>styleUrls: ['./databinding.component.css']</text:p>
            <text:p text:style-name="P96">})</text:p>
            <text:p text:style-name="P96">export class DatabindingComponent {</text:p>
            <text:p text:style-name="P96"><text:s text:c="2"/><text:span text:style-name="T21">onClicked(value: string) {</text:span></text:p>
            <text:p text:style-name="P98"><text:s text:c="4"/>alert(value + " Mwahaha");</text:p>
            <text:p text:style-name="P98"><text:s text:c="2"/>}</text:p>
            <text:p text:style-name="P96">}</text:p>
          </table:table-cell>
        </table:table-row>
      </table:table>
      <text:p text:style-name="P37"/>
      <text:h text:style-name="Heading_20_3" text:outline-level="3">Additional on @Intput() and @Output() annotations</text:h>
      <text:p text:style-name="P38">They can have <text:span text:style-name="T39">a string value, that renames the binding. The binding in the template would be using the name between the parenthesis and not the name of the variable anymore.</text:span></text:p>
      <text:p text:style-name="P38"/>
      <text:h text:style-name="Heading_20_2" text:outline-level="2">The Component lifecycle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09"/>
          </table:table-cell>
          <table:table-cell table:style-name="Table19.A1" office:value-type="string">
            <text:p text:style-name="P109">Lifecycle hook / event</text:p>
          </table:table-cell>
          <table:table-cell table:style-name="Table19.C1" office:value-type="string">
            <text:p text:style-name="P109">Timing (when it occurs)</text:p>
          </table:table-cell>
        </table:table-row>
        <table:table-row>
          <table:table-cell table:style-name="Table19.A2" office:value-type="string">
            <text:p text:style-name="P114">1</text:p>
          </table:table-cell>
          <table:table-cell table:style-name="Table19.B2" office:value-type="string">
            <text:p text:style-name="P114">ngOnChanges</text:p>
          </table:table-cell>
          <table:table-cell table:style-name="Table19.C2" office:value-type="string">
            <text:p text:style-name="P113">When a bound value or property changes, <text:span text:style-name="T40">and right before ngOnInit</text:span></text:p>
          </table:table-cell>
        </table:table-row>
        <table:table-row>
          <table:table-cell table:style-name="Table19.A2" office:value-type="string">
            <text:p text:style-name="P115">2</text:p>
          </table:table-cell>
          <table:table-cell table:style-name="Table19.B3" office:value-type="string">
            <text:p text:style-name="P115">ngOnInit</text:p>
          </table:table-cell>
          <table:table-cell table:style-name="Table19.C3" office:value-type="string">
            <text:p text:style-name="P116">At the component’s initialization</text:p>
          </table:table-cell>
        </table:table-row>
        <table:table-row>
          <table:table-cell table:style-name="Table19.A2" office:value-type="string">
            <text:p text:style-name="P115">3</text:p>
          </table:table-cell>
          <table:table-cell table:style-name="Table19.B4" office:value-type="string">
            <text:p text:style-name="P115">ngDoCheck</text:p>
          </table:table-cell>
          <table:table-cell table:style-name="Table19.C4" office:value-type="string">
            <text:p text:style-name="P116">At an Angular 2 Change Detection cycle</text:p>
          </table:table-cell>
        </table:table-row>
        <table:table-row>
          <table:table-cell table:style-name="Table19.A2" office:value-type="string">
            <text:p text:style-name="P115">4</text:p>
          </table:table-cell>
          <table:table-cell table:style-name="Table19.B5" office:value-type="string">
            <text:p text:style-name="P115">ngAfterContentInit</text:p>
          </table:table-cell>
          <table:table-cell table:style-name="Table19.C5" office:value-type="string">
            <text:p text:style-name="P116">After inserting content via &lt;ng-content&gt;</text:p>
          </table:table-cell>
        </table:table-row>
        <table:table-row>
          <table:table-cell table:style-name="Table19.A2" office:value-type="string">
            <text:p text:style-name="P115">5</text:p>
          </table:table-cell>
          <table:table-cell table:style-name="Table19.B6" office:value-type="string">
            <text:p text:style-name="P115">ngAfterContentChecked</text:p>
          </table:table-cell>
          <table:table-cell table:style-name="Table19.C6" office:value-type="string">
            <text:p text:style-name="P116">After every check of inserted content via &lt;ng-content&gt;</text:p>
          </table:table-cell>
        </table:table-row>
        <table:table-row>
          <table:table-cell table:style-name="Table19.A2" office:value-type="string">
            <text:p text:style-name="P115">6</text:p>
          </table:table-cell>
          <table:table-cell table:style-name="Table19.B7" office:value-type="string">
            <text:p text:style-name="P115">ngAfterViewInit</text:p>
          </table:table-cell>
          <table:table-cell table:style-name="Table19.C7" office:value-type="string">
            <text:p text:style-name="P116">After the views (templates) have been initialized</text:p>
          </table:table-cell>
        </table:table-row>
        <table:table-row>
          <table:table-cell table:style-name="Table19.A2" office:value-type="string">
            <text:p text:style-name="P115">7</text:p>
          </table:table-cell>
          <table:table-cell table:style-name="Table19.B8" office:value-type="string">
            <text:p text:style-name="P115">ngAfterViewChecked</text:p>
          </table:table-cell>
          <table:table-cell table:style-name="Table19.C8" office:value-type="string">
            <text:p text:style-name="P116">After every check of the component’s views</text:p>
          </table:table-cell>
        </table:table-row>
        <table:table-row>
          <table:table-cell table:style-name="Table19.A2" office:value-type="string">
            <text:p text:style-name="P117">8</text:p>
          </table:table-cell>
          <table:table-cell table:style-name="Table19.B9" office:value-type="string">
            <text:p text:style-name="P117">ngOnDestroy</text:p>
          </table:table-cell>
          <table:table-cell table:style-name="Table19.C9" office:value-type="string">
            <text:p text:style-name="P118">Just before a component is destroyed</text:p>
          </table:table-cell>
        </table:table-row>
      </table:table>
      <text:p text:style-name="Text_20_body"/>
      <table:table table:name="Table20" table:style-name="Table20">
        <table:table-column table:style-name="Table20.A"/>
        <text:soft-page-break/>
        <table:table-row>
          <table:table-cell table:style-name="Table20.A1" office:value-type="string">
            <text:p text:style-name="P68"><text:span text:style-name="T41">app</text:span>.component.<text:span text:style-name="T38">html</text:span></text:p>
          </table:table-cell>
        </table:table-row>
        <table:table-row>
          <table:table-cell table:style-name="Table20.A2" office:value-type="string">
            <text:p text:style-name="P119">&lt;app-lifecycle&gt;&lt;/app-lifecycle&gt;</text:p>
          </table:table-cell>
        </table:table-row>
      </table:table>
      <text:p text:style-name="P39"/>
      <text:p text:style-name="P39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8"><text:span text:style-name="T41">lifecycle</text:span>.component.<text:span text:style-name="T41">ts</text:span></text:p>
          </table:table-cell>
        </table:table-row>
        <table:table-row>
          <table:table-cell table:style-name="Table21.A2" office:value-type="string">
            <text:p text:style-name="P147">import { Component, </text:p>
            <text:p text:style-name="P147"><text:s text:c="4"/>OnInit, // <text:span text:style-name="T42">hook </text:span>2</text:p>
            <text:p text:style-name="P147"><text:s text:c="4"/>OnChanges, // <text:span text:style-name="T42">hook </text:span>1</text:p>
            <text:p text:style-name="P147"><text:s text:c="4"/>DoCheck, // <text:span text:style-name="T42">hook </text:span>3</text:p>
            <text:p text:style-name="P147"><text:s text:c="4"/>AfterContentInit, // <text:span text:style-name="T42">hook </text:span>4</text:p>
            <text:p text:style-name="P147"><text:s text:c="4"/>AfterContentChecked, // <text:span text:style-name="T42">hook </text:span>5</text:p>
            <text:p text:style-name="P147"><text:s text:c="4"/>AfterViewInit, // <text:span text:style-name="T42">hook </text:span>6</text:p>
            <text:p text:style-name="P147"><text:s text:c="4"/>AfterViewChecked, // <text:span text:style-name="T42">hook </text:span>7</text:p>
            <text:p text:style-name="P147"><text:s text:c="4"/>OnDestroy // <text:span text:style-name="T42">hook </text:span>8</text:p>
            <text:p text:style-name="P147"><text:s text:c="2"/>} from '@angular/core';</text:p>
            <text:p text:style-name="P147"/>
            <text:p text:style-name="P147">@Component({</text:p>
            <text:p text:style-name="P147"><text:s text:c="2"/>selector: 'app-lifecycle',</text:p>
            <text:p text:style-name="P147"><text:s text:c="2"/>template: `</text:p>
            <text:p text:style-name="P147"><text:s text:c="4"/>&lt;p&gt;lifecycle Works!&lt;/p&gt;</text:p>
            <text:p text:style-name="P147"><text:s text:c="2"/>`,</text:p>
            <text:p text:style-name="P147"><text:s text:c="2"/>styles: []</text:p>
            <text:p text:style-name="P147">})</text:p>
            <text:p text:style-name="P147">export class LifecycleComponent </text:p>
            <text:p text:style-name="P147"><text:s text:c="2"/><text:span text:style-name="T21">implements OnInit, OnChanges, DoCheck, AfterContentInit,</text:span></text:p>
            <text:p text:style-name="P147"><text:span text:style-name="T21"><text:s text:c="4"/>AfterContentChecked, AfterViewInit, AfterViewChecked, OnDestroy</text:span> {</text:p>
            <text:p text:style-name="P147"><text:s text:c="2"/>constructor() { }</text:p>
            <text:p text:style-name="P147"><text:s text:c="2"/><text:span text:style-name="T21">ngOnInit</text:span>() { this.log("ngOnInit"); }</text:p>
            <text:p text:style-name="P147"><text:s text:c="2"/><text:span text:style-name="T21">ngOnChanges</text:span>() { this.log("ngOnChanges"); }</text:p>
            <text:p text:style-name="P147"><text:s text:c="2"/><text:span text:style-name="T21">ngDoCheck</text:span>() { this.log("ngDoCheck"); }</text:p>
            <text:p text:style-name="P147"><text:s text:c="2"/><text:span text:style-name="T21">ngAfterContentInit</text:span>() { this.log("ngAfterContentInit"); }</text:p>
            <text:p text:style-name="P147"><text:s text:c="2"/><text:span text:style-name="T21">ngAfterContentChecked</text:span>() { this.log("ngAfterContentChecked"); }</text:p>
            <text:p text:style-name="P147"><text:s text:c="2"/><text:span text:style-name="T21">ngAfterViewInit</text:span>() { this.log("ngAfterViewInit"); }</text:p>
            <text:p text:style-name="P147"><text:s text:c="2"/><text:span text:style-name="T21">ngAfterViewChecked</text:span>() { this.log("ngAfterViewChecked"); }</text:p>
            <text:p text:style-name="P147"><text:s text:c="2"/><text:span text:style-name="T21">ngOnDestroy</text:span>() { this.log("ngOnDestroy"); }</text:p>
            <text:p text:style-name="P147"><text:s text:c="2"/>private log(hook: string) {console.log(hook);}</text:p>
            <text:p text:style-name="P149">}</text:p>
          </table:table-cell>
        </table:table-row>
      </table:table>
      <text:p text:style-name="P136"/>
      <text:h text:style-name="P170" text:outline-level="3">Template access with local references</text:h>
      <text:p text:style-name="P137">The DOM can be manipulated in a component’s body via the annotations @ViewChild and @ContentChild.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9"><text:span text:style-name="T41">lifecycle</text:span>.component.<text:span text:style-name="T41">ts</text:span></text:p>
          </table:table-cell>
        </table:table-row>
        <table:table-row>
          <table:table-cell table:style-name="Table22.A2" office:value-type="string">
            <text:p text:style-name="P148">import { Component, OnInit, <text:span text:style-name="T24">ViewChild</text:span><text:span text:style-name="T43"> </text:span>} from '@angular/core';</text:p>
            <text:p text:style-name="P148"/>
            <text:p text:style-name="P148"><text:soft-page-break/>@Component({</text:p>
            <text:p text:style-name="P148"><text:s text:c="2"/>selector: 'app-lifecycle',</text:p>
            <text:p text:style-name="P148"><text:s text:c="2"/>template: `</text:p>
            <text:p text:style-name="P148"><text:s text:c="4"/>&lt;p <text:span text:style-name="T24">#myParagrah</text:span>&gt;lifecycle Works!&lt;/p&gt; <text:s/>`,</text:p>
            <text:p text:style-name="P148"><text:s text:c="2"/>styles: []</text:p>
            <text:p text:style-name="P148">})</text:p>
            <text:p text:style-name="P150">export class LifecycleComponent implements OnInit {</text:p>
            <text:p text:style-name="P150"><text:s text:c="2"/><text:span text:style-name="T24">@ViewChild('myParagraph') myParagraph : HTMLElement;</text:span><text:span text:style-name="T43"> </text:span></text:p>
            <text:p text:style-name="P150"><text:s text:c="2"/>constructor() { }</text:p>
            <text:p text:style-name="P150"><text:s text:c="2"/>ngOnInit() { }</text:p>
            <text:p text:style-name="P150">}</text:p>
          </table:table-cell>
        </table:table-row>
      </table:table>
      <text:p text:style-name="P40"/>
      <text:h text:style-name="Heading_20_2" text:outline-level="2">Services and Dependency Injection</text:h>
      <text:p text:style-name="P41">Create a service<text:span text:style-name="T44"> :</text:span></text:p>
      <text:p text:style-name="P41">ng generate service myService</text:p>
      <text:p text:style-name="P41"/>
      <text:p text:style-name="P52">A service can be used in a component by importing it.</text:p>
      <text:p text:style-name="P42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80"><text:span text:style-name="T56">log</text:span>.<text:span text:style-name="T56">service</text:span>.<text:span text:style-name="T41">ts</text:span></text:p>
          </table:table-cell>
        </table:table-row>
        <table:table-row>
          <table:table-cell table:style-name="Table37.A2" office:value-type="string">
            <text:p text:style-name="P151">import { Injectable } from '@angular/core';</text:p>
            <text:p text:style-name="P151"/>
            <text:p text:style-name="P151">@Injectable()</text:p>
            <text:p text:style-name="P151">export class LogService {</text:p>
            <text:p text:style-name="P151"><text:s text:c="2"/>write(message: string) {</text:p>
            <text:p text:style-name="P151"><text:s text:c="4"/>console.log(message);</text:p>
            <text:p text:style-name="P151"><text:s text:c="2"/>}</text:p>
            <text:p text:style-name="P151">}</text:p>
          </table:table-cell>
        </table:table-row>
      </table:table>
      <text:p text:style-name="P144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81"><text:span text:style-name="T57">simple-component</text:span>.<text:span text:style-name="T57">component</text:span>.<text:span text:style-name="T41">ts</text:span></text:p>
          </table:table-cell>
        </table:table-row>
        <table:table-row>
          <table:table-cell table:style-name="Table38.A2" office:value-type="string">
            <text:p text:style-name="P152">import { Component } from '@angular/core';</text:p>
            <text:p text:style-name="P152">import { <text:span text:style-name="T21">LogService </text:span>} from <text:span text:style-name="T21">'./log.service'</text:span>;</text:p>
            <text:p text:style-name="P152"/>
            <text:p text:style-name="P152">@Component({</text:p>
            <text:p text:style-name="P152"><text:s text:c="2"/>selector: 'app-simple-component',</text:p>
            <text:p text:style-name="P152"><text:s text:c="2"/>template: `</text:p>
            <text:p text:style-name="P152"><text:s text:c="4"/>&lt;div&gt;</text:p>
            <text:p text:style-name="P152"><text:s text:c="6"/>&lt;input type="text" #input/&gt;</text:p>
            <text:p text:style-name="P152"><text:s text:c="6"/>&lt;button (click)="onLog(input.value)"&gt;Log&lt;/button&gt;</text:p>
            <text:p text:style-name="P152"><text:s text:c="4"/>&lt;/div&gt;</text:p>
            <text:p text:style-name="P152"><text:s text:c="2"/>`,</text:p>
            <text:p text:style-name="P152"><text:s text:c="2"/><text:span text:style-name="T21">providers: [LogService]</text:span></text:p>
            <text:p text:style-name="P152">})</text:p>
            <text:p text:style-name="P152">export class SimpleComponentComponent {</text:p>
            <text:p text:style-name="P152"><text:s text:c="2"/><text:span text:style-name="T21">constructor(private logService: LogService)</text:span> { }</text:p>
            <text:p text:style-name="P152"><text:s text:c="2"/>onLog(message: string) {</text:p>
            <text:p text:style-name="P152"><text:soft-page-break/><text:s text:c="4"/>this.logService.write(message);</text:p>
            <text:p text:style-name="P152"><text:s text:c="2"/>}</text:p>
            <text:p text:style-name="P152">}</text:p>
          </table:table-cell>
        </table:table-row>
      </table:table>
      <text:p text:style-name="P167"><text:line-break/>A service can be injected in a component, directive or any other class via Dependency Injection with the annotation @Injectable and, the receiving class to have it declared as a provider.<text:line-break/>The service is delcared at the constructor’s declaration.<text:line-break/>If we want to have a singleton service, the service must be injected at the root of the project by calling bootstrap(AppComponent, [myService, myOtherService]).</text:p>
      <text:h text:style-name="Heading_20_1" text:outline-level="1">Forms</text:h>
      <text:h text:style-name="Heading_20_2" text:outline-level="2">Template-driven forms</text:h>
      <text:p text:style-name="P145">Hard-coded HTML. When implementing the related component, we must import <text:span text:style-name="T18">FormModule</text:span> in the app.module.ts file.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82"><text:span text:style-name="T58">template-driven</text:span>.<text:span text:style-name="T47">component</text:span>.<text:span text:style-name="T58">html</text:span></text:p>
          </table:table-cell>
        </table:table-row>
        <table:table-row>
          <table:table-cell table:style-name="Table40.A2" office:value-type="string">
            <text:p text:style-name="P106">&lt;form (ngSubmit)="onSubmit(f)" #f="ngForm"&gt;</text:p>
            <text:p text:style-name="P133"><text:s text:c="2"/><text:span text:style-name="T60">&lt;div </text:span><text:span text:style-name="T25">ngFormGroup="userData"</text:span><text:span text:style-name="T60">&gt;</text:span></text:p>
            <text:p text:style-name="P131"><text:s text:c="4"/>&lt;div class="form-group"&gt;</text:p>
            <text:p text:style-name="P131"><text:s text:c="6"/>&lt;label for="username"&gt;Username&lt;/label&gt;</text:p>
            <text:p text:style-name="P131"><text:s text:c="6"/>&lt;input type="text" class="form-control"</text:p>
            <text:p text:style-name="P131"><text:s text:c="8"/>id="username" </text:p>
            <text:p text:style-name="P131"><text:s text:c="8"/><text:span text:style-name="T21">[ngModel]="user.username"</text:span> <text:s/><text:span text:style-name="T59">&lt;!-- one way binding, good for default values --&gt;</text:span></text:p>
            <text:p text:style-name="P131"><text:s text:c="8"/><text:span text:style-name="T21">name="username"</text:span> </text:p>
            <text:p text:style-name="P131"><text:s text:c="8"/>required</text:p>
            <text:p text:style-name="P131"><text:s text:c="8"/>pattern="^[a-z0-9_-]{3,30}$"</text:p>
            <text:p text:style-name="P135"><text:s text:c="8"/><text:span text:style-name="T21">#usernameField="ngModel"/&gt;</text:span></text:p>
            <text:p text:style-name="P135"><text:s text:c="8"/><text:span text:style-name="T21">&lt;div *ngIf="!usernameField.valid"&gt;Invalid user name!&lt;/div&gt;</text:span></text:p>
            <text:p text:style-name="P131"><text:s text:c="4"/>&lt;/div&gt;</text:p>
            <text:p text:style-name="P131"><text:s text:c="4"/>&lt;div class="form-group"&gt;</text:p>
            <text:p text:style-name="P131"><text:s text:c="6"/>&lt;label for="email"&gt;Email&lt;/label&gt;</text:p>
            <text:p text:style-name="P131"><text:s text:c="6"/>&lt;input type="text" class="form-control"</text:p>
            <text:p text:style-name="P131"><text:s text:c="8"/>id="email" </text:p>
            <text:p text:style-name="P132"><text:s text:c="8"/><text:span text:style-name="T21">[(ngModel)]="user.email"</text:span> <text:span text:style-name="T59">&lt;!-- two ways binding --&gt;</text:span></text:p>
            <text:p text:style-name="P131"><text:s text:c="8"/><text:span text:style-name="T21">name="email" </text:span></text:p>
            <text:p text:style-name="P131"><text:s text:c="8"/>required/&gt;</text:p>
            <text:p text:style-name="P131"><text:s text:c="4"/>&lt;/div&gt;</text:p>
            <text:p text:style-name="P131"><text:s text:c="4"/>&lt;div class="form-group"&gt;</text:p>
            <text:p text:style-name="P131"><text:s text:c="6"/>&lt;label for="password"&gt;Password&lt;/label&gt;</text:p>
            <text:p text:style-name="P131"><text:s text:c="6"/>&lt;input type="password" class="form-control"</text:p>
            <text:p text:style-name="P131"><text:s text:c="8"/>id="password" <text:span text:style-name="T21">[ngModel]="user.password"</text:span></text:p>
            <text:p text:style-name="P131"><text:s text:c="8"/><text:span text:style-name="T21">name="password"</text:span> </text:p>
            <text:p text:style-name="P131"><text:s text:c="8"/>required/&gt;</text:p>
            <text:p text:style-name="P131"><text:s text:c="4"/>&lt;/div&gt;</text:p>
            <text:p text:style-name="P134"><text:s text:c="4"/><text:span text:style-name="T62">&lt;button </text:span><text:span text:style-name="T26">type="submit"</text:span><text:span text:style-name="T62"> class="btn btn-primary" [disabled]="!f.valid"&gt;Submit&lt;/button&gt;</text:span></text:p>
            <text:p text:style-name="P131"><text:s text:c="2"/>&lt;/div&gt;</text:p>
            <text:p text:style-name="P131">&lt;/form&gt;</text:p>
          </table:table-cell>
        </table:table-row>
      </table:table>
      <text:p text:style-name="P53"><text:soft-page-break/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82"><text:span text:style-name="T58">template-driven</text:span>.<text:span text:style-name="T47">component</text:span>.<text:span text:style-name="T45">ts</text:span></text:p>
          </table:table-cell>
        </table:table-row>
        <table:table-row>
          <table:table-cell table:style-name="Table39.A2" office:value-type="string">
            <text:p text:style-name="P131">import { Component } from '@angular/core';</text:p>
            <text:p text:style-name="P106">import { NgForm } from '@angular/forms';</text:p>
            <text:p text:style-name="P131"/>
            <text:p text:style-name="P131">@Component({</text:p>
            <text:p text:style-name="P131"><text:s text:c="2"/>selector: 'app-template-driven',</text:p>
            <text:p text:style-name="P131"><text:s text:c="2"/>templateUrl: './template-driven.component.html',</text:p>
            <text:p text:style-name="P131"><text:s text:c="2"/>styleUrls: ['./template-driven.component.css']</text:p>
            <text:p text:style-name="P131">})</text:p>
            <text:p text:style-name="P131">export class TemplateDrivenComponent { <text:s/></text:p>
            <text:p text:style-name="P131"><text:s text:c="2"/><text:span text:style-name="T21">user = {</text:span></text:p>
            <text:p text:style-name="P106"><text:s text:c="4"/>username: 'default',</text:p>
            <text:p text:style-name="P106"><text:s text:c="4"/>email: 'default@test.com',</text:p>
            <text:p text:style-name="P106"><text:s text:c="4"/>password: 'default',</text:p>
            <text:p text:style-name="P107"><text:s text:c="4"/><text:span text:style-name="T61">role : </text:span>'<text:span text:style-name="T61">guest</text:span>'</text:p>
            <text:p text:style-name="P106"><text:s text:c="2"/>}</text:p>
            <text:p text:style-name="P108"><text:s text:c="2"/>roles = ['guest', 'user', 'developer', 'admin'];</text:p>
            <text:p text:style-name="P131"><text:s text:c="2"/><text:span text:style-name="T21">onSubmit(userForm: NgForm)</text:span> {</text:p>
            <text:p text:style-name="P131"><text:s text:c="4"/>console.log(userForm);</text:p>
            <text:p text:style-name="P131"><text:s text:c="4"/>console.log(this.user);</text:p>
            <text:p text:style-name="P131"><text:s text:c="2"/>}</text:p>
            <text:p text:style-name="P131">}</text:p>
          </table:table-cell>
        </table:table-row>
      </table:table>
      <text:h text:style-name="P173" text:outline-level="2">Data-driven (reactive) forms</text:h>
      <text:p text:style-name="P146">Data-driven forms are built and handled and initialized in the TypeScript code of the component.</text:p>
      <text:h text:style-name="P174" text:outline-level="1">HTTP</text:h>
      <text:p text:style-name="P138">Need to add the <text:span text:style-name="T18">H</text:span><text:span text:style-name="T19">ttp</text:span><text:span text:style-name="T18">Module </text:span>in the app component, in the imports property of @NgModule.</text:p>
      <text:p text:style-name="P140"><text:span text:style-name="T18">map()</text:span> returns an observable <text:span text:style-name="T45">(in rxjs/Rx package)</text:span>.<text:line-break/><text:span text:style-name="T18">response.json()</text:span> returns the body of the response as JSON (useful if a bean is returned).<text:line-break/><text:span text:style-name="T18">subscribe()</text:span> listens to an observable object.<text:line-break/><text:span text:style-name="T20">catch()</text:span><text:span text:style-name="T53"> intercepts errors in the response.</text:span></text:p>
      <text:p text:style-name="P139">Have a service reaching / sending the data, and a component using the service.</text:p>
      <text:h text:style-name="Heading_20_3" text:outline-level="3">Send a GET request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70">h<text:span text:style-name="T45">ttp</text:span>.<text:span text:style-name="T45">service</text:span>.<text:span text:style-name="T45">ts</text:span></text:p>
          </table:table-cell>
        </table:table-row>
        <table:table-row>
          <table:table-cell table:style-name="Table23.A2" office:value-type="string">
            <text:p text:style-name="P120">import { Injectable } from '@angular/core';</text:p>
            <text:p text:style-name="P102">import {Http, Response} from '@angular/http';</text:p>
            <text:p text:style-name="P102">import 'rxjs/Rx';</text:p>
            <text:p text:style-name="P120"/>
            <text:p text:style-name="P120">@Injectable()</text:p>
            <text:p text:style-name="P120">export class HttpService {</text:p>
            <text:p text:style-name="P120"><text:s text:c="2"/>constructor(private http: Http) { }</text:p>
            <text:p text:style-name="P120"><text:s text:c="2"/>getData() {</text:p>
            <text:p text:style-name="P120"><text:s text:c="4"/><text:span text:style-name="T21">return this.http.get('https://angular2-test-e90ef.firebaseio.com/title.json')</text:span></text:p>
            <text:p text:style-name="P102"><text:soft-page-break/><text:s text:c="6"/>.map((response: Response) =&gt; response.json());</text:p>
            <text:p text:style-name="P120"><text:s text:c="2"/>}</text:p>
            <text:p text:style-name="Table_20_Contents">}</text:p>
          </table:table-cell>
        </table:table-row>
      </table:table>
      <text:p text:style-name="P43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71">h<text:span text:style-name="T45">ttp</text:span>.<text:span text:style-name="T47">component</text:span>.<text:span text:style-name="T45">ts</text:span></text:p>
          </table:table-cell>
        </table:table-row>
        <table:table-row>
          <table:table-cell table:style-name="Table24.A2" office:value-type="string">
            <text:p text:style-name="P121">import { Component, OnInit } from '@angular/core';</text:p>
            <text:p text:style-name="P121">import {<text:span text:style-name="T21">HttpService</text:span>} from './http.service';</text:p>
            <text:p text:style-name="P121"/>
            <text:p text:style-name="P121">@Component({</text:p>
            <text:p text:style-name="P121"><text:s text:c="2"/>selector: 'app-http',</text:p>
            <text:p text:style-name="P121"><text:s text:c="2"/>templateUrl: './http.component.html',</text:p>
            <text:p text:style-name="P121"><text:s text:c="2"/>styleUrls: ['./http.component.css'],</text:p>
            <text:p text:style-name="P121"><text:s text:c="2"/>providers: [HttpService]</text:p>
            <text:p text:style-name="P121">})</text:p>
            <text:p text:style-name="P121">export class HttpComponent implements OnInit {</text:p>
            <text:p text:style-name="P121"><text:s text:c="2"/>constructor(private <text:span text:style-name="T21">httpService: HttpService</text:span>) { }</text:p>
            <text:p text:style-name="P121"><text:s text:c="2"/>ngOnInit() {</text:p>
            <text:p text:style-name="P121"><text:s text:c="4"/>this.httpService.getData().<text:span text:style-name="T21">subscribe</text:span>(</text:p>
            <text:p text:style-name="P121"><text:s text:c="6"/>(data: any) =&gt; console.log(data)</text:p>
            <text:p text:style-name="P121"><text:s text:c="4"/>);</text:p>
            <text:p text:style-name="P121"><text:s text:c="2"/>}</text:p>
            <text:p text:style-name="P121">}</text:p>
          </table:table-cell>
        </table:table-row>
      </table:table>
      <text:p text:style-name="P44"/>
      <text:h text:style-name="Heading_20_3" text:outline-level="3">Send a POST request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72">h<text:span text:style-name="T45">ttp</text:span>.<text:span text:style-name="T45">service</text:span>.<text:span text:style-name="T45">ts</text:span></text:p>
          </table:table-cell>
        </table:table-row>
        <table:table-row>
          <table:table-cell table:style-name="Table25.A2" office:value-type="string">
            <text:p text:style-name="P122">import { Injectable } from '@angular/core';</text:p>
            <text:p text:style-name="P122">import {Http, Response, Headers} from '@angular/http';</text:p>
            <text:p text:style-name="P122">import 'rxjs/Rx';</text:p>
            <text:p text:style-name="P122"/>
            <text:p text:style-name="P122">@Injectable()</text:p>
            <text:p text:style-name="P122">export class HttpService {</text:p>
            <text:p text:style-name="P122"><text:s text:c="2"/>constructor(private http: Http) { }</text:p>
            <text:p text:style-name="P122"><text:s text:c="2"/>sendData(user: any) {</text:p>
            <text:p text:style-name="P122"><text:s text:c="4"/><text:span text:style-name="T21">const body = JSON.stringify(user);</text:span></text:p>
            <text:p text:style-name="P122"><text:s text:c="4"/>const myHeaders = new Headers(); // optional</text:p>
            <text:p text:style-name="P122"><text:s text:c="4"/>myHeaders.append('Content-Tyep', 'application/json');</text:p>
            <text:p text:style-name="P122"><text:s text:c="4"/><text:span text:style-name="T21">return this.http.post('https://angular2-test-e90ef.firebaseio.com/data.json', body</text:span><text:span text:style-name="T51">, {</text:span></text:p>
            <text:p text:style-name="P122"><text:s text:c="6"/>headers: myHeaders</text:p>
            <text:p text:style-name="P122"><text:s text:c="4"/>}<text:span text:style-name="T21">).map((data: Response) =&gt; data.json());</text:span></text:p>
            <text:p text:style-name="P122"><text:s text:c="2"/>}</text:p>
            <text:p text:style-name="P122">}</text:p>
          </table:table-cell>
        </table:table-row>
      </table:table>
      <text:p text:style-name="P45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73">h<text:span text:style-name="T45">ttp</text:span>.<text:span text:style-name="T47">component</text:span>.<text:span text:style-name="T45">ts</text:span></text:p>
          </table:table-cell>
        </table:table-row>
        <table:table-row>
          <table:table-cell table:style-name="Table26.A2" office:value-type="string">
            <text:p text:style-name="P123">import { Component} from '@angular/core';</text:p>
            <text:p text:style-name="P123">import {HttpService} from './http.service';</text:p>
            <text:p text:style-name="P123"/>
            <text:p text:style-name="P123">@Component({</text:p>
            <text:p text:style-name="P123"><text:s text:c="2"/>selector: 'app-http',</text:p>
            <text:p text:style-name="P123"><text:soft-page-break/><text:s text:c="2"/>templateUrl: './http.component.html',</text:p>
            <text:p text:style-name="P123"><text:s text:c="2"/>styleUrls: ['./http.component.css'],</text:p>
            <text:p text:style-name="P123"><text:s text:c="2"/>providers: [HttpService]</text:p>
            <text:p text:style-name="P123">})</text:p>
            <text:p text:style-name="P123">export class HttpComponent <text:s/>{</text:p>
            <text:p text:style-name="P123"><text:s text:c="2"/>constructor(private httpService: HttpService) { }</text:p>
            <text:p text:style-name="P123"><text:s text:c="2"/>onSubmit(username, email) {</text:p>
            <text:p text:style-name="P123"><text:s text:c="4"/><text:span text:style-name="T21">this.httpService.sendData({username: username, email: email})</text:span><text:span text:style-name="T51"> // post values as JSON obj</text:span></text:p>
            <text:p text:style-name="P103"><text:s text:c="6"/>.subscribe(</text:p>
            <text:p text:style-name="P103"><text:s text:c="8"/>data =&gt; console.log(data) <text:span text:style-name="T51">// listens to the answer</text:span></text:p>
            <text:p text:style-name="P103"><text:s text:c="6"/>);</text:p>
            <text:p text:style-name="P123"><text:s text:c="2"/>}</text:p>
            <text:p text:style-name="P123">}</text:p>
          </table:table-cell>
        </table:table-row>
      </table:table>
      <text:p text:style-name="Text_20_body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74">h<text:span text:style-name="T45">ttp</text:span>.<text:span text:style-name="T52">component</text:span>.<text:span text:style-name="T52">html</text:span></text:p>
          </table:table-cell>
        </table:table-row>
        <table:table-row>
          <table:table-cell table:style-name="Table27.A2" office:value-type="string">
            <text:p text:style-name="P124">&lt;label for="username"&gt;Username&lt;/label&gt;</text:p>
            <text:p text:style-name="P124">&lt;input type="text" <text:span text:style-name="T51">id="username" </text:span><text:span text:style-name="T21">#username</text:span>/&gt;</text:p>
            <text:p text:style-name="P124">&lt;label for="email"&gt;Email&lt;/label&gt;</text:p>
            <text:p text:style-name="P124">&lt;input type="text" <text:span text:style-name="T51">id="email" </text:span><text:span text:style-name="T21">#email</text:span>/&gt;</text:p>
            <text:p text:style-name="P124">&lt;button (click)="onSubmit(username.value, email.value)"&gt;POST&lt;/button&gt;</text:p>
          </table:table-cell>
        </table:table-row>
      </table:table>
      <text:h text:style-name="P171" text:outline-level="3"><text:line-break/>Display GET data in the view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75">h<text:span text:style-name="T45">ttp</text:span>.<text:span text:style-name="T45">service</text:span>.<text:span text:style-name="T45">ts</text:span></text:p>
          </table:table-cell>
        </table:table-row>
        <table:table-row>
          <table:table-cell table:style-name="Table28.A2" office:value-type="string">
            <text:p text:style-name="P124"><text:span text:style-name="T21">getAllData</text:span>() {</text:p>
            <text:p text:style-name="P124"><text:s text:c="4"/><text:span text:style-name="T21">return this.http.get('https://angular2-test-e90ef.firebaseio.com/data.json')</text:span></text:p>
            <text:p text:style-name="P104"><text:s text:c="6"/>.map((response: Response) =&gt; response.json());</text:p>
            <text:p text:style-name="P124"><text:s text:c="2"/>}</text:p>
          </table:table-cell>
        </table:table-row>
      </table:table>
      <text:p text:style-name="P46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75">h<text:span text:style-name="T45">ttp</text:span>.<text:span text:style-name="T47">component</text:span>.<text:span text:style-name="T45">ts</text:span></text:p>
          </table:table-cell>
        </table:table-row>
        <table:table-row>
          <table:table-cell table:style-name="Table29.A2" office:value-type="string">
            <text:p text:style-name="P124"><text:span text:style-name="T21">onGetAllData</text:span>() {</text:p>
            <text:p text:style-name="P124"><text:s text:c="4"/><text:span text:style-name="T21">this.httpService.getAllData().subscribe(</text:span></text:p>
            <text:p text:style-name="P104"><text:s text:c="6"/>data =&gt; {</text:p>
            <text:p text:style-name="P104"><text:s text:c="8"/>const tmp = [];</text:p>
            <text:p text:style-name="P104"><text:s text:c="8"/>for (let key in data) </text:p>
            <text:p text:style-name="P104"><text:s text:c="10"/>tmp.push(data[key]);</text:p>
            <text:p text:style-name="P104"><text:s text:c="8"/>this.items = tmp; <text:s text:c="7"/></text:p>
            <text:p text:style-name="P104"><text:s text:c="6"/>}</text:p>
            <text:p text:style-name="P104"><text:s text:c="4"/>);</text:p>
            <text:p text:style-name="P124"><text:s text:c="2"/>}</text:p>
          </table:table-cell>
        </table:table-row>
      </table:table>
      <text:p text:style-name="P46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75">h<text:span text:style-name="T45">ttp</text:span>.<text:span text:style-name="T52">component</text:span>.<text:span text:style-name="T52">html</text:span></text:p>
          </table:table-cell>
        </table:table-row>
        <table:table-row>
          <table:table-cell table:style-name="Table30.A2" office:value-type="string">
            <text:p text:style-name="P124">&lt;button (click)="<text:span text:style-name="T21">onGetAllData</text:span>()"&gt;Get all data&lt;/button&gt;</text:p>
            <text:p text:style-name="P124">&lt;hr&gt;</text:p>
            <text:p text:style-name="P124">&lt;ul&gt;</text:p>
            <text:p text:style-name="P124"><text:s text:c="2"/>&lt;li <text:span text:style-name="T21">*ngFor="let item of items"&gt;{{item.username}}: {{item.email}}</text:span>&lt;/li&gt;</text:p>
            <text:p text:style-name="P124">&lt;/ul&gt;</text:p>
          </table:table-cell>
        </table:table-row>
      </table:table>
      <text:p text:style-name="P46"/>
      <text:h text:style-name="Heading_20_3" text:outline-level="3"><text:soft-page-break/>Async pipe</text:h>
      <text:p text:style-name="P47">We can display data resulting of GET requests at the initialization of a component by doing it in the onInit() method, but also by the Async pipe.</text:p>
      <text:p text:style-name="P47">It loads asynchronously the content of a GET request, without needing to subscribe to the observable : the operation async does it automatically.</text:p>
      <text:p text:style-name="P48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6">h<text:span text:style-name="T45">ttp</text:span>.<text:span text:style-name="T52">component</text:span>.<text:span text:style-name="T52">html</text:span></text:p>
          </table:table-cell>
        </table:table-row>
        <table:table-row>
          <table:table-cell table:style-name="Table31.A2" office:value-type="string">
            <text:p text:style-name="P125">&lt;p&gt;{{<text:span text:style-name="T21">asyncString | async</text:span>}}&lt;/p&gt;</text:p>
          </table:table-cell>
        </table:table-row>
      </table:table>
      <text:p text:style-name="P49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6">h<text:span text:style-name="T45">ttp</text:span>.<text:span text:style-name="T47">component</text:span>.<text:span text:style-name="T45">ts</text:span></text:p>
          </table:table-cell>
        </table:table-row>
        <table:table-row>
          <table:table-cell table:style-name="Table32.A2" office:value-type="string">
            <text:p text:style-name="P125">@Component({ ... })</text:p>
            <text:p text:style-name="P125">export class HttpComponent <text:s/>{</text:p>
            <text:p text:style-name="P125"><text:s text:c="2"/><text:span text:style-name="T21">asyncString = this.httpService.getData();</text:span></text:p>
            <text:p text:style-name="P125">}</text:p>
          </table:table-cell>
        </table:table-row>
      </table:table>
      <text:p text:style-name="P49"/>
      <text:h text:style-name="Heading_20_3" text:outline-level="3">Error handling with observables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77">h<text:span text:style-name="T45">ttp</text:span>.<text:span text:style-name="T45">service</text:span>.<text:span text:style-name="T45">ts</text:span></text:p>
          </table:table-cell>
        </table:table-row>
        <table:table-row>
          <table:table-cell table:style-name="Table33.A2" office:value-type="string">
            <text:p text:style-name="P127">import {<text:span text:style-name="T21">Observable</text:span>} from 'rxjs/Rx';</text:p>
            <text:p text:style-name="P127">...</text:p>
            <text:p text:style-name="P126">getAllData() {</text:p>
            <text:p text:style-name="P126"><text:s text:c="4"/>return this.http.get('https://wrongURL/data.json')</text:p>
            <text:p text:style-name="P126"><text:s text:c="6"/>.map((response: Response) =&gt; response.json())</text:p>
            <text:p text:style-name="P126"><text:s text:c="6"/><text:span text:style-name="T21">.catch(</text:span>this.errorHandler);</text:p>
            <text:p text:style-name="P126"><text:s text:c="2"/>}</text:p>
            <text:p text:style-name="P126"><text:s text:c="2"/>private errorHandler(error: any) {</text:p>
            <text:p text:style-name="P126"><text:s text:c="4"/>if(error.status == "404") console.log('Error 404');</text:p>
            <text:p text:style-name="P126"><text:s text:c="4"/>else console.log(error);</text:p>
            <text:p text:style-name="P110"><text:s text:c="4"/><text:span text:style-name="T46">return Observable.throw(error.json());</text:span></text:p>
            <text:p text:style-name="P126"><text:s text:c="2"/>}</text:p>
          </table:table-cell>
        </table:table-row>
      </table:table>
      <text:p text:style-name="P50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78">h<text:span text:style-name="T45">ttp</text:span>.<text:span text:style-name="T54">component</text:span>.<text:span text:style-name="T45">ts</text:span></text:p>
          </table:table-cell>
        </table:table-row>
        <table:table-row>
          <table:table-cell table:style-name="Table34.A2" office:value-type="string">
            <text:p text:style-name="P105">errorMessage: String;</text:p>
            <text:p text:style-name="P128">onGetAllData() {</text:p>
            <text:p text:style-name="P128"><text:s text:c="4"/>this.httpService.getAllData().subscribe(</text:p>
            <text:p text:style-name="P128"><text:s text:c="6"/>data =&gt; {</text:p>
            <text:p text:style-name="P128"><text:s text:c="8"/>const tmp = [];</text:p>
            <text:p text:style-name="P128"><text:s text:c="8"/>for (let key in data) </text:p>
            <text:p text:style-name="P128"><text:s text:c="10"/>tmp.push(data[key]);</text:p>
            <text:p text:style-name="P128"><text:s text:c="8"/>this.items = tmp;</text:p>
            <text:p text:style-name="P128"><text:s text:c="6"/>},</text:p>
            <text:p text:style-name="P111"><text:s text:c="6"/><text:span text:style-name="T46">error =&gt; this.errorMessage = error.error</text:span></text:p>
            <text:p text:style-name="P128"><text:s text:c="4"/>);</text:p>
            <text:p text:style-name="P128"><text:s text:c="2"/>}</text:p>
          </table:table-cell>
        </table:table-row>
      </table:table>
      <text:p text:style-name="P51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79">h<text:span text:style-name="T45">ttp</text:span>.<text:span text:style-name="T54">component</text:span>.<text:span text:style-name="T55">html</text:span></text:p>
          </table:table-cell>
        </table:table-row>
        <table:table-row>
          <table:table-cell table:style-name="Table35.A2" office:value-type="string">
            <text:p text:style-name="P128">&lt;p&gt;{{ <text:span text:style-name="T21">errorMessage</text:span> }}&lt;/p&gt;</text:p>
          </table:table-cell>
        </table:table-row>
      </table:table>
      <text:p text:style-name="P51"/>
      <text:p text:style-name="P51"><text:soft-page-break/></text:p>
      <text:h text:style-name="P175" text:outline-level="1">Deploying an Angular 2 application</text:h>
      <text:p text:style-name="P141">Needs to be deployed :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12">Production dependencies</text:p>
          </table:table-cell>
          <table:table-cell table:style-name="Table36.B1" office:value-type="string">
            <text:p text:style-name="P112">Compiled source code</text:p>
          </table:table-cell>
        </table:table-row>
        <table:table-row>
          <table:table-cell table:style-name="Table36.A2" office:value-type="string">
            <text:p text:style-name="P129">@angular</text:p>
          </table:table-cell>
          <table:table-cell table:style-name="Table36.B2" office:value-type="string">
            <text:p text:style-name="P129">TypeScript files</text:p>
          </table:table-cell>
        </table:table-row>
        <table:table-row>
          <table:table-cell table:style-name="Table36.A3" office:value-type="string">
            <text:p text:style-name="P129">reflect-metadata</text:p>
          </table:table-cell>
          <table:table-cell table:style-name="Table36.B3" office:value-type="string">
            <text:p text:style-name="P129">HTML giles</text:p>
          </table:table-cell>
        </table:table-row>
        <table:table-row>
          <table:table-cell table:style-name="Table36.A4" office:value-type="string">
            <text:p text:style-name="P129">System.js</text:p>
          </table:table-cell>
          <table:table-cell table:style-name="Table36.B4" office:value-type="string">
            <text:p text:style-name="P129">CSS files</text:p>
          </table:table-cell>
        </table:table-row>
        <table:table-row>
          <table:table-cell table:style-name="Table36.A5" office:value-type="string">
            <text:p text:style-name="P129">ES6-Shim</text:p>
          </table:table-cell>
          <table:table-cell table:style-name="Table36.B5" office:value-type="string">
            <text:p text:style-name="P129">System.js Config</text:p>
          </table:table-cell>
        </table:table-row>
        <table:table-row>
          <table:table-cell table:style-name="Table36.A6" office:value-type="string">
            <text:p text:style-name="P129">rxjs</text:p>
          </table:table-cell>
          <table:table-cell table:style-name="Table36.B6" office:value-type="string">
            <text:p text:style-name="P130"/>
          </table:table-cell>
        </table:table-row>
        <table:table-row>
          <table:table-cell table:style-name="Table36.A7" office:value-type="string">
            <text:p text:style-name="P129">Zone.js</text:p>
          </table:table-cell>
          <table:table-cell table:style-name="Table36.B7" office:value-type="string">
            <text:p text:style-name="P130"/>
          </table:table-cell>
        </table:table-row>
      </table:table>
      <text:p text:style-name="P141"/>
      <text:p text:style-name="P142">When creating a project with the angular-cli, the files environment/environments.prod.ts and <text:s/>environment/environments.ts are created and, by default indicate that the project won’t be in production. Return true in the environment/environments.prod.ts file indicate that the project will be in production and will therefore generate fewer logs.</text:p>
      <text:p text:style-name="P168">The folder dist is the folder to be deployed. It is generated by the command :<text:line-break/>ng build -prod</text:p>
      <text:h text:style-name="P172" text:outline-level="3">Github pages</text:h>
      <text:p text:style-name="P143">To deploy on github pages (all code must be committed) :<text:line-break/>ng github-pages: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77a2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eyword" style:family="paragraph" style:parent-style-name="Standard" style:default-outline-level="" style:master-page-name="">
      <loext:graphic-properties draw:fill-image-width="0cm" draw:fill-image-height="0cm"/>
      <style:paragraph-properties style:page-number="auto" style:shadow="none" style:writing-mode="page">
        <style:tab-stops/>
      </style:paragraph-properties>
      <style:text-properties fo:color="#6666ff" fo:font-weight="bold" officeooo:rsid="002124cc" style:font-size-asian="10.5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8pt" fo:font-weight="bold" style:font-size-asian="28pt" style:font-weight-asian="bold" style:font-size-complex="28pt" style:font-weight-complex="bold"/>
    </style:style>
    <style:style style:name="CLI" style:family="paragraph" style:parent-style-name="Standard">
      <style:text-properties officeooo:rsid="001b189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00:10:26.397962859</meta:creation-date>
    <dc:date>2017-01-08T23:00:22.855863125</dc:date>
    <meta:editing-duration>P1DT3H52M13S</meta:editing-duration>
    <meta:editing-cycles>140</meta:editing-cycles>
    <meta:generator>LibreOffice/5.2.3.3$Linux_X86_64 LibreOffice_project/20$Build-3</meta:generator>
    <meta:document-statistic meta:table-count="40" meta:image-count="0" meta:object-count="0" meta:page-count="14" meta:paragraph-count="503" meta:word-count="2080" meta:character-count="17409" meta:non-whitespace-character-count="15089"/>
  </office:meta>
</office:document-meta>
</file>